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221.56pt"/>
    </style:style>
    <style:style style:name="co3" style:family="table-column">
      <style:table-column-properties fo:break-before="auto" style:column-width="203.24pt"/>
    </style:style>
    <style:style style:name="co4" style:family="table-column">
      <style:table-column-properties fo:break-before="auto" style:column-width="106.89pt"/>
    </style:style>
    <style:style style:name="co5" style:family="table-column">
      <style:table-column-properties fo:break-before="auto" style:column-width="119.79pt"/>
    </style:style>
    <style:style style:name="co6" style:family="table-column">
      <style:table-column-properties fo:break-before="auto" style:column-width="132.66pt"/>
    </style:style>
    <style:style style:name="co7" style:family="table-column">
      <style:table-column-properties fo:break-before="auto" style:column-width="148.25pt"/>
    </style:style>
    <style:style style:name="co8" style:family="table-column">
      <style:table-column-properties fo:break-before="auto" style:column-width="262.06pt"/>
    </style:style>
    <style:style style:name="co9" style:family="table-column">
      <style:table-column-properties fo:break-before="auto" style:column-width="194.8pt"/>
    </style:style>
    <style:style style:name="co10" style:family="table-column">
      <style:table-column-properties fo:break-before="auto" style:column-width="171.44pt"/>
    </style:style>
    <style:style style:name="co11" style:family="table-column">
      <style:table-column-properties fo:break-before="auto" style:column-width="105.51pt"/>
    </style:style>
    <style:style style:name="co12" style:family="table-column">
      <style:table-column-properties fo:break-before="auto" style:column-width="388.94pt"/>
    </style:style>
    <style:style style:name="co13" style:family="table-column">
      <style:table-column-properties fo:break-before="auto" style:column-width="277.74pt"/>
    </style:style>
    <style:style style:name="co14" style:family="table-column">
      <style:table-column-properties fo:break-before="auto" style:column-width="145.84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61.2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24pt" fo:break-before="auto" style:use-optimal-row-height="false"/>
    </style:style>
    <style:style style:name="ro4" style:family="table-row">
      <style:table-row-properties style:row-height="19.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Good">
      <style:table-cell-properties fo:border-bottom="0.51pt solid #808080" style:text-align-source="fix" style:repeat-content="false" fo:border-left="4.99pt solid #000000" fo:border-right="4.99pt solid #000000" fo:border-top="4.99pt solid #000000"/>
      <style:paragraph-properties fo:text-align="center" fo:margin-left="0pt"/>
      <style:text-properties style:text-outline="false" style:text-line-through-style="none" style:text-line-through-type="none" style:font-name="Nimbus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imbus Sans1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Good">
      <style:table-cell-properties fo:border-bottom="0.51pt solid #808080" style:text-align-source="fix" style:repeat-content="false" fo:border-left="4.99pt solid #000000" fo:border-right="0.51pt solid #80808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4" style:family="table-cell" style:parent-style-name="Good">
      <style:table-cell-properties fo:border-bottom="4.99pt solid #000000" style:text-align-source="fix" style:repeat-content="false" fo:border-left="4.99pt solid #000000" fo:border-right="0.51pt solid #80808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1.5pt solid #000000" fo:background-color="#81aca6" style:text-align-source="fix" style:repeat-content="false" fo:border-left="3pt solid #000000" fo:border-right="1.5pt solid #000000" fo:border-top="3pt solid #000000"/>
      <style:paragraph-properties fo:text-align="center" fo:margin-left="0pt"/>
    </style:style>
    <style:style style:name="ce7" style:family="table-cell" style:parent-style-name="Default">
      <style:table-cell-properties fo:border-bottom="3pt solid #000000" fo:background-color="#81aca6" style:text-align-source="fix" style:repeat-content="false" fo:border-left="3pt solid #000000" fo:border-right="1.5pt solid #000000" fo:border-top="1.5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3pt solid #000000" fo:border-right="none" fo:border-top="3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3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3pt solid #000000" style:text-align-source="fix" style:repeat-content="false" fo:border-left="3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2.49pt solid #000000" fo:border-right="none" fo:border-top="2.49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pt"/>
    </style:style>
    <style:style style:name="ce14" style:family="table-cell" style:parent-style-name="Good">
      <style:table-cell-properties fo:border-bottom="0.51pt solid #808080" style:text-align-source="fix" style:repeat-content="false" fo:border-left="0.51pt solid #808080" fo:border-right="0.51pt solid #808080" fo:border-top="4.99pt solid #000000"/>
      <style:paragraph-properties fo:text-align="center" fo:margin-left="0pt"/>
      <style:text-properties fo:font-size="16pt" style:font-size-asian="16pt" style:font-size-complex="16pt"/>
    </style:style>
    <style:style style:name="ce15" style:family="table-cell" style:parent-style-name="Good">
      <style:table-cell-properties style:text-align-source="fix" style:repeat-content="false" fo:border="0.51pt solid #808080"/>
      <style:paragraph-properties fo:text-align="center" fo:margin-left="0pt"/>
      <style:text-properties fo:font-size="16pt" style:font-size-asian="16pt" style:font-size-complex="16pt"/>
    </style:style>
    <style:style style:name="ce16" style:family="table-cell" style:parent-style-name="Good">
      <style:table-cell-properties fo:border-bottom="4.99pt solid #000000" style:text-align-source="fix" style:repeat-content="false" fo:border-left="0.51pt solid #808080" fo:border-right="0.51pt solid #80808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1.5pt solid #000000" fo:background-color="#81aca6" style:text-align-source="fix" style:repeat-content="false" fo:border-left="1.5pt solid #000000" fo:border-right="1.5pt solid #000000" fo:border-top="3pt solid #000000"/>
      <style:paragraph-properties fo:text-align="center" fo:margin-left="0pt"/>
    </style:style>
    <style:style style:name="ce18" style:family="table-cell" style:parent-style-name="Default">
      <style:table-cell-properties fo:border-bottom="3pt solid #000000" fo:background-color="#81aca6" style:text-align-source="fix" style:repeat-content="false" fo:border-left="1.5pt solid #000000" fo:border-right="1.5pt solid #000000" fo:border-top="1.5pt solid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3pt solid #000000"/>
      <style:paragraph-properties fo:text-align="center" fo:margin-left="0pt"/>
    </style:style>
    <style:style style:name="ce20" style:family="table-cell" style:parent-style-name="Default">
      <style:table-cell-properties fo:border-bottom="3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2.49pt solid #000000"/>
      <style:paragraph-properties fo:text-align="center" fo:margin-left="0pt"/>
    </style:style>
    <style:style style:name="ce22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pt"/>
    </style:style>
    <style:style style:name="ce23" style:family="table-cell" style:parent-style-name="Good">
      <style:table-cell-properties fo:border-bottom="0.51pt solid #808080" style:text-align-source="fix" style:repeat-content="false" fo:border-left="0.51pt solid #808080" fo:border-right="4.99pt solid #000000" fo:border-top="4.99pt solid #000000"/>
      <style:paragraph-properties fo:text-align="center" fo:margin-left="0pt"/>
      <style:text-properties fo:font-size="16pt" style:font-size-asian="16pt" style:font-size-complex="16pt"/>
    </style:style>
    <style:style style:name="ce24" style:family="table-cell" style:parent-style-name="Good">
      <style:table-cell-properties fo:border-bottom="0.51pt solid #808080" style:text-align-source="fix" style:repeat-content="false" fo:border-left="0.51pt solid #808080" fo:border-right="4.99pt solid #00000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25" style:family="table-cell" style:parent-style-name="Good">
      <style:table-cell-properties fo:border-bottom="4.99pt solid #000000" style:text-align-source="fix" style:repeat-content="false" fo:border-left="0.51pt solid #808080" fo:border-right="4.99pt solid #000000" fo:border-top="0.51pt solid #808080"/>
      <style:paragraph-properties fo:text-align="center" fo:margin-left="0pt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1.5pt solid #000000" fo:background-color="#81aca6" style:text-align-source="fix" style:repeat-content="false" fo:border-left="1.5pt solid #000000" fo:border-right="3pt solid #000000" fo:border-top="3pt solid #000000"/>
      <style:paragraph-properties fo:text-align="center" fo:margin-left="0pt"/>
    </style:style>
    <style:style style:name="ce27" style:family="table-cell" style:parent-style-name="Default">
      <style:table-cell-properties fo:border-bottom="3pt solid #000000" fo:background-color="#81aca6" style:text-align-source="fix" style:repeat-content="false" fo:border-left="1.5pt solid #000000" fo:border-right="3pt solid #000000" fo:border-top="1.5pt solid #000000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3pt solid #000000" fo:border-top="3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3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3pt solid #000000" style:text-align-source="fix" style:repeat-content="false" fo:border-left="none" fo:border-right="3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2.49pt solid #000000" fo:border-top="2.49pt solid #000000"/>
      <style:paragraph-properties fo:text-align="center" fo:margin-left="0pt"/>
    </style:style>
    <style:style style:name="ce32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pt"/>
    </style:style>
    <style:style style:name="ce33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pt"/>
    </style:style>
    <style:style style:name="ce71" style:family="table-cell" style:parent-style-name="Default" style:data-style-name="N121">
      <style:table-cell-properties fo:border-bottom="none" style:text-align-source="fix" style:repeat-content="false" fo:border-left="3pt solid #000000" fo:border-right="3pt solid #000000" fo:border-top="3pt solid #000000"/>
      <style:paragraph-properties fo:text-align="center" fo:margin-left="0pt"/>
    </style:style>
    <style:style style:name="ce72" style:family="table-cell" style:parent-style-name="Default" style:data-style-name="N121">
      <style:table-cell-properties style:text-align-source="fix" style:repeat-content="false" fo:border="3pt solid #000000"/>
      <style:paragraph-properties fo:text-align="center" fo:margin-left="0pt"/>
    </style:style>
    <style:style style:name="ce7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74" style:family="table-cell" style:parent-style-name="Default">
      <style:table-cell-properties fo:border-bottom="3pt solid #000000" fo:background-color="#ff0000" style:text-align-source="fix" style:repeat-content="false" fo:border-left="none" fo:border-right="none" fo:border-top="3pt solid #000000"/>
      <style:paragraph-properties fo:text-align="center" fo:margin-left="0pt"/>
    </style:style>
    <style:style style:name="ce2" style:family="table-cell" style:parent-style-name="Good">
      <style:table-cell-properties fo:border-bottom="0.51pt solid #808080" style:text-align-source="fix" style:repeat-content="false" fo:border-left="4.99pt solid #000000" fo:border-right="4.99pt solid #000000" fo:border-top="4.99pt solid #000000"/>
      <style:paragraph-properties fo:text-align="center" fo:margin-left="0pt"/>
      <style:text-properties fo:font-size="16pt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order-bottom="none" fo:background-color="#808080" style:text-align-source="fix" style:repeat-content="false" fo:border-left="3pt solid #000000" fo:border-right="none" fo:border-top="none"/>
      <style:paragraph-properties fo:text-align="center" fo:margin-left="0pt"/>
    </style:style>
    <style:style style:name="ce35" style:family="table-cell" style:parent-style-name="Default">
      <style:table-cell-properties fo:border-bottom="3pt solid #000000" fo:background-color="#808080" style:text-align-source="fix" style:repeat-content="false" fo:border-left="3pt solid #000000" fo:border-right="none" fo:border-top="none"/>
      <style:paragraph-properties fo:text-align="center" fo:margin-left="0pt"/>
    </style:style>
    <style:style style:name="ce36" style:family="table-cell" style:parent-style-name="Default">
      <style:table-cell-properties fo:background-color="#808080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order-bottom="3pt solid #000000" fo:background-color="#80808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808080" style:text-align-source="fix" style:repeat-content="false" fo:border-left="none" fo:border-right="3pt solid #000000" fo:border-top="none"/>
      <style:paragraph-properties fo:text-align="center" fo:margin-left="0pt"/>
    </style:style>
    <style:style style:name="ce39" style:family="table-cell" style:parent-style-name="Default">
      <style:table-cell-properties fo:border-bottom="3pt solid #000000" fo:background-color="#808080" style:text-align-source="fix" style:repeat-content="false" fo:border-left="none" fo:border-right="3pt solid #000000" fo:border-top="non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mall Network" table:style-name="ta1">
        <table:shapes>
          <draw:frame draw:z-index="0" draw:style-name="gr1" draw:text-style-name="P1" svg:width="955.47pt" svg:height="494.65pt" svg:x="2721.8pt" svg:y="362.75pt">
            <draw:object draw:notify-on-update-of-ranges="'Small Network'.L31:'Small Network'.L31 'Small Network'.K31:'Small Network'.K31 'Small Network'.L37:'Small Network'.L37 'Small Network'.K37:'Small Network'.K37 'Small Network'.L43:'Small Network'.L43 'Small Network'.K43:'Small Network'.K43 'Small Network'.L49:'Small Network'.L49 'Small Network'.K49:'Small Network'.K49 'Small Network'.L55:'Small Network'.L55 'Small Network'.K55:'Small Network'.K55 'Small Network'.L61:'Small Network'.L61 'Small Network'.K61:'Small Network'.K61 'Small Network'.L67:'Small Network'.L67 'Small Network'.K67:'Small Network'.K67 'Small Network'.L73:'Small Network'.L73 'Small Network'.K73:'Small Network'.K73 'Small Network'.L79:'Small Network'.L79 'Small Network'.K79:'Small Network'.K79 'Small Network'.L85:'Small Network'.L85 'Small Network'.K85:'Small Network'.K85 'Small Network'.L91:'Small Network'.L91 'Small Network'.K91:'Small Network'.K91 'Small Network'.L97:'Small Network'.L97 'Small Network'.K97:'Small Network'.K97 'Small Network'.L109:'Small Network'.L109 'Small Network'.K109:'Small Network'.K10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55.96pt" svg:height="494.11pt" svg:x="2731.86pt" svg:y="917.55pt">
            <draw:object draw:notify-on-update-of-ranges="'Small Network'.L15:'Small Network'.L15 'Small Network'.M15:'Small Network'.M15 'Small Network'.L21:'Small Network'.L21 'Small Network'.M21:'Small Network'.M21 'Small Network'.L31:'Small Network'.L31 'Small Network'.M31:'Small Network'.M31 'Small Network'.L37:'Small Network'.L37 'Small Network'.M37:'Small Network'.M37 'Small Network'.L43:'Small Network'.L43 'Small Network'.M43:'Small Network'.M43 'Small Network'.L49:'Small Network'.L49 'Small Network'.M49:'Small Network'.M49 'Small Network'.L55:'Small Network'.L55 'Small Network'.M55:'Small Network'.M55 'Small Network'.L61:'Small Network'.L61 'Small Network'.M61:'Small Network'.M61 'Small Network'.L67:'Small Network'.L67 'Small Network'.M67:'Small Network'.M67 'Small Network'.L73:'Small Network'.L73 'Small Network'.M73:'Small Network'.M73 'Small Network'.L79:'Small Network'.L79 'Small Network'.M79:'Small Network'.M79 'Small Network'.L85:'Small Network'.L85 'Small Network'.M85:'Small Network'.M85 'Small Network'.L91:'Small Network'.L91 'Small Network'.M91:'Small Network'.M91 'Small Network'.L97:'Small Network'.L97 'Small Network'.M97:'Small Network'.M97 'Small Network'.L109:'Small Network'.L109 'Small Network'.M109:'Small Network'.M10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50" table:default-cell-style-name="ce1"/>
        <table:table-row table:style-name="ro1">
          <table:table-cell table:style-name="ce5" office:value-type="string" calcext:value-type="string" table:number-columns-spanned="8" table:number-rows-spanned="1">
            <text:p>Network description</text:p>
          </table:table-cell>
          <table:covered-table-cell table:number-columns-repeated="6" table:style-name="ce14"/>
          <table:covered-table-cell table:style-name="ce23"/>
          <table:table-cell table:number-columns-repeated="56"/>
        </table:table-row>
        <table:table-row table:style-name="ro1">
          <table:table-cell table:style-name="ce3" office:value-type="string" calcext:value-type="string">
            <text:p>Nodes Numbers:</text:p>
          </table:table-cell>
          <table:table-cell table:style-name="ce15" office:value-type="string" calcext:value-type="string">
            <text:p>Arcs Numbers:</text:p>
          </table:table-cell>
          <table:table-cell table:style-name="ce15" office:value-type="string" calcext:value-type="string">
            <text:p>External Arcs:</text:p>
          </table:table-cell>
          <table:table-cell table:style-name="ce15" office:value-type="string" calcext:value-type="string">
            <text:p>Nodes Sum:</text:p>
          </table:table-cell>
          <table:table-cell table:style-name="ce15" office:value-type="string" calcext:value-type="string">
            <text:p>Arcs Sum:</text:p>
          </table:table-cell>
          <table:table-cell table:style-name="ce15" office:value-type="string" calcext:value-type="string">
            <text:p>Flows:</text:p>
          </table:table-cell>
          <table:table-cell table:style-name="ce15" office:value-type="string" calcext:value-type="string">
            <text:p>Flow Rate Bounds:</text:p>
          </table:table-cell>
          <table:table-cell table:style-name="ce24" office:value-type="string" calcext:value-type="string">
            <text:p>Capacity Bounds: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4" office:value-type="string" calcext:value-type="string">
            <text:p>[3, 12, 6, 4]</text:p>
          </table:table-cell>
          <table:table-cell table:style-name="ce16" office:value-type="string" calcext:value-type="string">
            <text:p>[8, 32, 22, 12]</text:p>
          </table:table-cell>
          <table:table-cell table:style-name="ce16" office:value-type="string" calcext:value-type="string">
            <text:p>[3, 3, 2, 2,]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[0.01; 3]</text:p>
          </table:table-cell>
          <table:table-cell table:style-name="ce25" office:value-type="string" calcext:value-type="string">
            <text:p>[0.3; 1]</text:p>
          </table:table-cell>
          <table:table-cell table:number-columns-repeated="56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Primal</text:p>
          </table:table-cell>
          <table:covered-table-cell table:number-columns-repeated="7" table:style-name="ce17"/>
          <table:table-cell table:style-name="ce26"/>
          <table:table-cell table:number-columns-repeated="55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1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 office:value-type="float" office:value="89.62" calcext:value-type="float">
            <text:p>89.62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89.62" calcext:value-type="float">
            <text:p>89.62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4.39" calcext:value-type="float">
            <text:p>4.39</text:p>
          </table:table-cell>
          <table:table-cell table:style-name="ce19" office:value-type="string" calcext:value-type="string">
            <text:p>Linearized Constraints</text:p>
          </table:table-cell>
          <table:table-cell table:style-name="ce19" office:value-type="string" calcext:value-type="string">
            <text:p>cplex</text:p>
          </table:table-cell>
          <table:table-cell table:style-name="ce28"/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CCV: 0; RCV: 0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CCV: 0; RCV: 0</text:p>
          </table:table-cell>
          <table:table-cell office:value-type="float" office:value="34.61" calcext:value-type="float">
            <text:p>34.61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 office:value-type="float" office:value="83.68" calcext:value-type="float">
            <text:p>83.68</text:p>
          </table:table-cell>
          <table:table-cell office:value-type="string" calcext:value-type="string">
            <text:p>CCV: 0; RCV: 0</text:p>
          </table:table-cell>
          <table:table-cell office:value-type="float" office:value="83.68" calcext:value-type="float">
            <text:p>83.68</text:p>
          </table:table-cell>
          <table:table-cell office:value-type="string" calcext:value-type="string">
            <text:p>CCV: 0; RCV: 0</text:p>
          </table:table-cell>
          <table:table-cell office:value-type="float" office:value="273.25" calcext:value-type="float">
            <text:p>273.2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CCV: 0; RCV: 0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CCV: 0; RCV: 0</text:p>
          </table:table-cell>
          <table:table-cell office:value-type="float" office:value="271.22" calcext:value-type="float">
            <text:p>271.22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 office:value-type="float" office:value="85.16" calcext:value-type="float">
            <text:p>85.16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85.16" calcext:value-type="float">
            <text:p>85.16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725.94" calcext:value-type="float">
            <text:p>725.94</text:p>
          </table:table-cell>
          <table:table-cell table:style-name="ce20" office:value-type="string" calcext:value-type="string">
            <text:p>Linearized Constraints</text:p>
          </table:table-cell>
          <table:table-cell table:style-name="ce20" office:value-type="string" calcext:value-type="string">
            <text:p>cplex</text:p>
          </table:table-cell>
          <table:table-cell table:style-name="ce30"/>
          <table:table-cell table:number-columns-repeated="2"/>
          <table:table-cell office:value-type="string" calcext:value-type="string">
            <text:p>Pcl, No Decomposition</text:p>
          </table:table-cell>
          <table:table-cell table:style-name="ce74" table:formula="of:=AVERAGE([.F11:.F15])" office:value-type="float" office:value="261.882" calcext:value-type="float">
            <text:p>261.882</text:p>
          </table:table-cell>
          <table:table-cell table:number-columns-repeated="51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 office:value-type="float" office:value="89.62" calcext:value-type="float">
            <text:p>89.62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89.62" calcext:value-type="float">
            <text:p>89.62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12.16" calcext:value-type="float">
            <text:p>12.16</text:p>
          </table:table-cell>
          <table:table-cell table:style-name="ce19" office:value-type="string" calcext:value-type="string">
            <text:p>Alternative</text:p>
          </table:table-cell>
          <table:table-cell table:style-name="ce19" office:value-type="string" calcext:value-type="string">
            <text:p>cplex</text:p>
          </table:table-cell>
          <table:table-cell table:style-name="ce28"/>
          <table:table-cell table:style-name="Default"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CCV: 0; RCV: 0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CCV: 0; RCV: 0</text:p>
          </table:table-cell>
          <table:table-cell office:value-type="float" office:value="825.28" calcext:value-type="float">
            <text:p>825.28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/>
          <table:table-cell table:style-name="Default"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 office:value-type="float" office:value="83.68" calcext:value-type="float">
            <text:p>83.68</text:p>
          </table:table-cell>
          <table:table-cell office:value-type="string" calcext:value-type="string">
            <text:p>CCV: 0; RCV: 0</text:p>
          </table:table-cell>
          <table:table-cell office:value-type="float" office:value="83.68" calcext:value-type="float">
            <text:p>83.68</text:p>
          </table:table-cell>
          <table:table-cell office:value-type="string" calcext:value-type="string">
            <text:p>CCV: 0; RCV: 0</text:p>
          </table:table-cell>
          <table:table-cell office:value-type="float" office:value="301.64" calcext:value-type="float">
            <text:p>301.64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/>
          <table:table-cell table:style-name="Default"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CCV: 0; RCV: 0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CCV: 0; RCV: 0</text:p>
          </table:table-cell>
          <table:table-cell office:value-type="float" office:value="348.25" calcext:value-type="float">
            <text:p>348.25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 office:value-type="float" office:value="85.16" calcext:value-type="float">
            <text:p>85.16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85.16" calcext:value-type="float">
            <text:p>85.16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2000.09" calcext:value-type="float">
            <text:p>2000.09</text:p>
          </table:table-cell>
          <table:table-cell table:style-name="ce20" office:value-type="string" calcext:value-type="string">
            <text:p>Alternative</text:p>
          </table:table-cell>
          <table:table-cell table:style-name="ce20" office:value-type="string" calcext:value-type="string">
            <text:p>cplex</text:p>
          </table:table-cell>
          <table:table-cell table:style-name="ce30"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Palt, No Decomposition</text:p>
          </table:table-cell>
          <table:table-cell table:style-name="ce74" table:formula="of:=AVERAGE([.F17:.F21])" office:value-type="float" office:value="697.484" calcext:value-type="float">
            <text:p>697.484</text:p>
          </table:table-cell>
          <table:table-cell table:number-columns-repeated="51"/>
        </table:table-row>
        <table:table-row table:style-name="ro2" table:number-rows-repeated="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Decomposition</text:p>
          </table:table-cell>
          <table:covered-table-cell table:number-columns-repeated="7" table:style-name="ce17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1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style-name="ce27" office:value-type="string" calcext:value-type="string">
            <text:p>Revaltie Duality Gap(%)</text:p>
          </table:table-cell>
          <table:table-cell table:number-columns-repeated="54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6.02" calcext:value-type="float">
            <text:p>86.02</text:p>
          </table:table-cell>
          <table:table-cell table:style-name="ce21" office:value-type="string" calcext:value-type="string">
            <text:p>CCV: 14; RCV: 0</text:p>
          </table:table-cell>
          <table:table-cell table:style-name="ce21" office:value-type="float" office:value="92.9" calcext:value-type="float">
            <text:p>92.9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21.63" calcext:value-type="float">
            <text:p>21.63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5.8, iter = 33</text:p>
          </table:table-cell>
          <table:table-cell table:style-name="ce71" table:formula="of:=100*ABS([.B27]-[.B11]) / [.B11]" office:value-type="float" office:value="4.01696049988843" calcext:value-type="float">
            <text:p>4.0170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7.22" calcext:value-type="float">
            <text:p>87.22</text:p>
          </table:table-cell>
          <table:table-cell office:value-type="string" calcext:value-type="string">
            <text:p>CCV: 19; RCV: 0</text:p>
          </table:table-cell>
          <table:table-cell office:value-type="float" office:value="101.33" calcext:value-type="float">
            <text:p>101.33</text:p>
          </table:table-cell>
          <table:table-cell office:value-type="string" calcext:value-type="string">
            <text:p>CCV: 0; RCV: 0</text:p>
          </table:table-cell>
          <table:table-cell office:value-type="float" office:value="27.86" calcext:value-type="float">
            <text:p>27.86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28]-[.B12]) / [.B12]" office:value-type="float" office:value="2.69968763944668" calcext:value-type="float">
            <text:p>2.6997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7.17" calcext:value-type="float">
            <text:p>77.17</text:p>
          </table:table-cell>
          <table:table-cell office:value-type="string" calcext:value-type="string">
            <text:p>CCV: 8; RCV: 0</text:p>
          </table:table-cell>
          <table:table-cell office:value-type="float" office:value="84.76" calcext:value-type="float">
            <text:p>84.76</text:p>
          </table:table-cell>
          <table:table-cell office:value-type="string" calcext:value-type="string">
            <text:p>CCV: 0; RCV: 0</text:p>
          </table:table-cell>
          <table:table-cell office:value-type="float" office:value="26.28" calcext:value-type="float">
            <text:p>26.28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29]-[.B13]) / [.B13]" office:value-type="float" office:value="7.77963671128108" calcext:value-type="float">
            <text:p>7.7796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80.82" calcext:value-type="float">
            <text:p>80.82</text:p>
          </table:table-cell>
          <table:table-cell office:value-type="string" calcext:value-type="string">
            <text:p>CCV: 13; RCV: 0</text:p>
          </table:table-cell>
          <table:table-cell office:value-type="float" office:value="90.16" calcext:value-type="float">
            <text:p>90.16</text:p>
          </table:table-cell>
          <table:table-cell office:value-type="string" calcext:value-type="string">
            <text:p>CCV: 0; RCV: 0</text:p>
          </table:table-cell>
          <table:table-cell office:value-type="float" office:value="21.28" calcext:value-type="float">
            <text:p>21.28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30]-[.B14]) / [.B14]" office:value-type="float" office:value="4.18494368701838" calcext:value-type="float">
            <text:p>4.1849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3.04" calcext:value-type="float">
            <text:p>83.04</text:p>
          </table:table-cell>
          <table:table-cell table:style-name="ce22" office:value-type="string" calcext:value-type="string">
            <text:p>CCV: 13; RCV: 0</text:p>
          </table:table-cell>
          <table:table-cell table:style-name="ce22" office:value-type="float" office:value="91.61" calcext:value-type="float">
            <text:p>91.61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6.04" calcext:value-type="float">
            <text:p>26.04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5.8, iter = 33</text:p>
          </table:table-cell>
          <table:table-cell table:style-name="ce72" table:formula="of:=100*ABS([.B31]-[.B15]) / [.B15]" office:value-type="float" office:value="2.48943165805541" calcext:value-type="float">
            <text:p>2.4894</text:p>
          </table:table-cell>
          <table:table-cell table:style-name="ce74" table:formula="of:=AVERAGE([.J27:.J31])" office:value-type="float" office:value="4.23413203913799" calcext:value-type="float">
            <text:p>4.23413203913799</text:p>
          </table:table-cell>
          <table:table-cell office:value-type="string" calcext:value-type="string">
            <text:p>Pcl, Demand Decomposition, Proximal Cutting Planes Coordination</text:p>
          </table:table-cell>
          <table:table-cell table:style-name="ce74" table:formula="of:=AVERAGE([.F27:.F31])" office:value-type="float" office:value="24.618" calcext:value-type="float">
            <text:p>24.618</text:p>
          </table:table-cell>
          <table:table-cell table:number-columns-repeated="51"/>
        </table:table-row>
        <table:table-row table:style-name="ro2">
          <table:table-cell table:number-columns-repeated="9"/>
          <table:table-cell table:style-name="ce73"/>
          <table:table-cell table:number-columns-repeated="5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6.5" calcext:value-type="float">
            <text:p>86.5</text:p>
          </table:table-cell>
          <table:table-cell table:style-name="ce21" office:value-type="string" calcext:value-type="string">
            <text:p>CCV: 13; RCV: 0</text:p>
          </table:table-cell>
          <table:table-cell table:style-name="ce21" office:value-type="float" office:value="93.15" calcext:value-type="float">
            <text:p>93.15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9.49" calcext:value-type="float">
            <text:p>19.49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5.8, iter = 33</text:p>
          </table:table-cell>
          <table:table-cell table:style-name="ce71" table:formula="of:=100*ABS([.B33]-[.B17]) / [.B17]" office:value-type="float" office:value="3.48136576656997" calcext:value-type="float">
            <text:p>3.4814</text:p>
          </table:table-cell>
          <table:table-cell table:number-columns-repeated="54"/>
        </table:table-row>
        <table:table-row table:style-name="ro3">
          <table:table-cell table:style-name="ce12" office:value-type="float" office:value="222" calcext:value-type="float">
            <text:p>222</text:p>
          </table:table-cell>
          <table:table-cell office:value-type="float" office:value="87.31" calcext:value-type="float">
            <text:p>87.31</text:p>
          </table:table-cell>
          <table:table-cell office:value-type="string" calcext:value-type="string">
            <text:p>CCV: 19; RCV: 0</text:p>
          </table:table-cell>
          <table:table-cell office:value-type="float" office:value="94.41" calcext:value-type="float">
            <text:p>94.41</text:p>
          </table:table-cell>
          <table:table-cell office:value-type="string" calcext:value-type="string">
            <text:p>CCV: 0; RCV: 0</text:p>
          </table:table-cell>
          <table:table-cell office:value-type="float" office:value="22.24" calcext:value-type="float">
            <text:p>22.24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34]-[.B18]) / [.B18]" office:value-type="float" office:value="2.59928603302097" calcext:value-type="float">
            <text:p>2.5993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7.19" calcext:value-type="float">
            <text:p>77.19</text:p>
          </table:table-cell>
          <table:table-cell office:value-type="string" calcext:value-type="string">
            <text:p>CCV: 10; RCV: 0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CCV: 0; RCV: 0</text:p>
          </table:table-cell>
          <table:table-cell office:value-type="float" office:value="23.29" calcext:value-type="float">
            <text:p>23.29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35]-[.B19]) / [.B19]" office:value-type="float" office:value="7.75573613766731" calcext:value-type="float">
            <text:p>7.7557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80.52" calcext:value-type="float">
            <text:p>80.52</text:p>
          </table:table-cell>
          <table:table-cell office:value-type="string" calcext:value-type="string">
            <text:p>CCV: 8; RCV: 0</text:p>
          </table:table-cell>
          <table:table-cell office:value-type="float" office:value="87.19" calcext:value-type="float">
            <text:p>87.19</text:p>
          </table:table-cell>
          <table:table-cell office:value-type="string" calcext:value-type="string">
            <text:p>CCV: 0; RCV: 0</text:p>
          </table:table-cell>
          <table:table-cell office:value-type="float" office:value="25.07" calcext:value-type="float">
            <text:p>25.07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5.8, iter = 33</text:p>
          </table:table-cell>
          <table:table-cell table:style-name="ce71" table:formula="of:=100*ABS([.B36]-[.B20]) / [.B20]" office:value-type="float" office:value="4.54060462359217" calcext:value-type="float">
            <text:p>4.5406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2.95" calcext:value-type="float">
            <text:p>82.95</text:p>
          </table:table-cell>
          <table:table-cell table:style-name="ce22" office:value-type="string" calcext:value-type="string">
            <text:p>CCV: 11; RCV: 0</text:p>
          </table:table-cell>
          <table:table-cell table:style-name="ce22" office:value-type="float" office:value="90.13" calcext:value-type="float">
            <text:p>90.13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2.87" calcext:value-type="float">
            <text:p>22.87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5.8, iter = 33</text:p>
          </table:table-cell>
          <table:table-cell table:style-name="ce72" table:formula="of:=100*ABS([.B37]-[.B21]) / [.B21]" office:value-type="float" office:value="2.59511507750117" calcext:value-type="float">
            <text:p>2.5951</text:p>
          </table:table-cell>
          <table:table-cell table:style-name="ce74" table:formula="of:=AVERAGE([.J33:.J37])" office:value-type="float" office:value="4.19442152767032" calcext:value-type="float">
            <text:p>4.19442152767032</text:p>
          </table:table-cell>
          <table:table-cell office:value-type="string" calcext:value-type="string">
            <text:p>Palt, Demand Decomposition, Proximal Cutting Planes Coordination</text:p>
          </table:table-cell>
          <table:table-cell table:style-name="ce74" table:formula="of:=AVERAGE([.F33:.F37])" office:value-type="float" office:value="22.592" calcext:value-type="float">
            <text:p>22.592</text:p>
          </table:table-cell>
          <table:table-cell table:number-columns-repeated="51"/>
        </table:table-row>
        <table:table-row table:style-name="ro2">
          <table:table-cell table:number-columns-repeated="9"/>
          <table:table-cell table:style-name="ce73"/>
          <table:table-cell table:number-columns-repeated="5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3.14" calcext:value-type="float">
            <text:p>83.14</text:p>
          </table:table-cell>
          <table:table-cell table:style-name="ce21" office:value-type="string" calcext:value-type="string">
            <text:p>CCV: 15; RCV: 0</text:p>
          </table:table-cell>
          <table:table-cell table:style-name="ce21" office:value-type="float" office:value="91.23" calcext:value-type="float">
            <text:p>91.23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9.77" calcext:value-type="float">
            <text:p>19.77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1.88, Scale = 1.1, iter = 33</text:p>
          </table:table-cell>
          <table:table-cell table:style-name="ce71" table:formula="of:=100*ABS([.B39]-[.B11]) / [.B11]" office:value-type="float" office:value="7.23052889979916" calcext:value-type="float">
            <text:p>7.2305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4.62" calcext:value-type="float">
            <text:p>84.62</text:p>
          </table:table-cell>
          <table:table-cell office:value-type="string" calcext:value-type="string">
            <text:p>CCV: 19; RCV: 0</text:p>
          </table:table-cell>
          <table:table-cell office:value-type="float" office:value="94.75" calcext:value-type="float">
            <text:p>94.75</text:p>
          </table:table-cell>
          <table:table-cell office:value-type="string" calcext:value-type="string">
            <text:p>CCV: 0; RCV: 0</text:p>
          </table:table-cell>
          <table:table-cell office:value-type="float" office:value="29.56" calcext:value-type="float">
            <text:p>29.56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0]-[.B12]) / [.B12]" office:value-type="float" office:value="5.60017849174475" calcext:value-type="float">
            <text:p>5.6002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4.52" calcext:value-type="float">
            <text:p>74.52</text:p>
          </table:table-cell>
          <table:table-cell office:value-type="string" calcext:value-type="string">
            <text:p>CCV: 14; RCV: 0</text:p>
          </table:table-cell>
          <table:table-cell office:value-type="float" office:value="94.37" calcext:value-type="float">
            <text:p>94.37</text:p>
          </table:table-cell>
          <table:table-cell office:value-type="string" calcext:value-type="string">
            <text:p>CCV: 0; RCV: 0</text:p>
          </table:table-cell>
          <table:table-cell office:value-type="float" office:value="27.19" calcext:value-type="float">
            <text:p>27.19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1]-[.B13]) / [.B13]" office:value-type="float" office:value="10.9464627151052" calcext:value-type="float">
            <text:p>10.9465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8.14" calcext:value-type="float">
            <text:p>78.14</text:p>
          </table:table-cell>
          <table:table-cell office:value-type="string" calcext:value-type="string">
            <text:p>CCV: 13; RCV: 0</text:p>
          </table:table-cell>
          <table:table-cell office:value-type="float" office:value="86.57" calcext:value-type="float">
            <text:p>86.57</text:p>
          </table:table-cell>
          <table:table-cell office:value-type="string" calcext:value-type="string">
            <text:p>CCV: 0; RCV: 0</text:p>
          </table:table-cell>
          <table:table-cell office:value-type="float" office:value="30.81" calcext:value-type="float">
            <text:p>30.81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2]-[.B14]) / [.B14]" office:value-type="float" office:value="7.36218138707765" calcext:value-type="float">
            <text:p>7.3622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79.49" calcext:value-type="float">
            <text:p>79.49</text:p>
          </table:table-cell>
          <table:table-cell table:style-name="ce22" office:value-type="string" calcext:value-type="string">
            <text:p>CCV: 19; RCV: 0</text:p>
          </table:table-cell>
          <table:table-cell table:style-name="ce22" office:value-type="float" office:value="87.9" calcext:value-type="float">
            <text:p>87.9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7.82" calcext:value-type="float">
            <text:p>27.82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1.88, Scale = 1.1, iter = 33</text:p>
          </table:table-cell>
          <table:table-cell table:style-name="ce72" table:formula="of:=100*ABS([.B43]-[.B15]) / [.B15]" office:value-type="float" office:value="6.6580554250822" calcext:value-type="float">
            <text:p>6.6581</text:p>
          </table:table-cell>
          <table:table-cell table:style-name="ce74" table:formula="of:=AVERAGE([.J39:.J43])" office:value-type="float" office:value="7.55948138376179" calcext:value-type="float">
            <text:p>7.55948138376179</text:p>
          </table:table-cell>
          <table:table-cell office:value-type="string" calcext:value-type="string">
            <text:p>Pcl, Demand Decomposition, Gradien Objectve Estimate Coordination</text:p>
          </table:table-cell>
          <table:table-cell table:style-name="ce74" table:formula="of:=AVERAGE([.F39:.F43])" office:value-type="float" office:value="27.03" calcext:value-type="float">
            <text:p>27.03</text:p>
          </table:table-cell>
          <table:table-cell table:number-columns-repeated="51"/>
        </table:table-row>
        <table:table-row table:style-name="ro2">
          <table:table-cell table:number-columns-repeated="9"/>
          <table:table-cell table:style-name="ce73"/>
          <table:table-cell table:number-columns-repeated="5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4.42" calcext:value-type="float">
            <text:p>84.42</text:p>
          </table:table-cell>
          <table:table-cell table:style-name="ce21" office:value-type="string" calcext:value-type="string">
            <text:p>CCV: 14; RCV: 0</text:p>
          </table:table-cell>
          <table:table-cell table:style-name="ce21" office:value-type="float" office:value="92.64" calcext:value-type="float">
            <text:p>92.64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6.72" calcext:value-type="float">
            <text:p>16.72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1.88, Scale = 1.1, iter = 33</text:p>
          </table:table-cell>
          <table:table-cell table:style-name="ce71" table:formula="of:=100*ABS([.B45]-[.B17]) / [.B17]" office:value-type="float" office:value="5.80227627761661" calcext:value-type="float">
            <text:p>5.8023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4.83" calcext:value-type="float">
            <text:p>84.83</text:p>
          </table:table-cell>
          <table:table-cell office:value-type="string" calcext:value-type="string">
            <text:p>CCV: 20; RCV: 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CV: 0; RCV: 0</text:p>
          </table:table-cell>
          <table:table-cell office:value-type="float" office:value="18.23" calcext:value-type="float">
            <text:p>18.23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6]-[.B18]) / [.B18]" office:value-type="float" office:value="5.36590807675145" calcext:value-type="float">
            <text:p>5.3659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4.97" calcext:value-type="float">
            <text:p>74.97</text:p>
          </table:table-cell>
          <table:table-cell office:value-type="string" calcext:value-type="string">
            <text:p>CCV: 10; RCV: 0</text:p>
          </table:table-cell>
          <table:table-cell office:value-type="float" office:value="90.07" calcext:value-type="float">
            <text:p>90.07</text:p>
          </table:table-cell>
          <table:table-cell office:value-type="string" calcext:value-type="string">
            <text:p>CCV: 0; RCV: 0</text:p>
          </table:table-cell>
          <table:table-cell office:value-type="float" office:value="19.66" calcext:value-type="float">
            <text:p>19.66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7]-[.B19]) / [.B19]" office:value-type="float" office:value="10.4086998087954" calcext:value-type="float">
            <text:p>10.4087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6.96" calcext:value-type="float">
            <text:p>76.96</text:p>
          </table:table-cell>
          <table:table-cell office:value-type="string" calcext:value-type="string">
            <text:p>CCV: 18; RCV: 0</text:p>
          </table:table-cell>
          <table:table-cell office:value-type="float" office:value="86.86" calcext:value-type="float">
            <text:p>86.86</text:p>
          </table:table-cell>
          <table:table-cell office:value-type="string" calcext:value-type="string">
            <text:p>CCV: 0; RCV: 0</text:p>
          </table:table-cell>
          <table:table-cell office:value-type="float" office:value="19.12" calcext:value-type="float">
            <text:p>19.12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1.88, Scale = 1.1, iter = 33</text:p>
          </table:table-cell>
          <table:table-cell table:style-name="ce71" table:formula="of:=100*ABS([.B48]-[.B20]) / [.B20]" office:value-type="float" office:value="8.76111440426793" calcext:value-type="float">
            <text:p>8.7611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79.52" calcext:value-type="float">
            <text:p>79.52</text:p>
          </table:table-cell>
          <table:table-cell table:style-name="ce22" office:value-type="string" calcext:value-type="string">
            <text:p>CCV: 19; RCV: 0</text:p>
          </table:table-cell>
          <table:table-cell table:style-name="ce22" office:value-type="float" office:value="92.72" calcext:value-type="float">
            <text:p>92.72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17.32" calcext:value-type="float">
            <text:p>17.32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1.88, Scale = 1.1, iter = 33</text:p>
          </table:table-cell>
          <table:table-cell table:style-name="ce72" table:formula="of:=100*ABS([.B49]-[.B21]) / [.B21]" office:value-type="float" office:value="6.62282761860028" calcext:value-type="float">
            <text:p>6.6228</text:p>
          </table:table-cell>
          <table:table-cell table:style-name="ce74" table:formula="of:=AVERAGE([.J45:.J49])" office:value-type="float" office:value="7.39216523720634" calcext:value-type="float">
            <text:p>7.39216523720634</text:p>
          </table:table-cell>
          <table:table-cell office:value-type="string" calcext:value-type="string">
            <text:p>Palt, Demand Decomposition, Gradien Objectve Estimate Coordination</text:p>
          </table:table-cell>
          <table:table-cell table:style-name="ce74" table:formula="of:=AVERAGE([.F45:.F49])" office:value-type="float" office:value="18.21" calcext:value-type="float">
            <text:p>18.21</text:p>
          </table:table-cell>
          <table:table-cell table:number-columns-repeated="51"/>
        </table:table-row>
        <table:table-row table:style-name="ro2">
          <table:table-cell table:number-columns-repeated="9"/>
          <table:table-cell table:style-name="ce73"/>
          <table:table-cell table:number-columns-repeated="5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8.76" calcext:value-type="float">
            <text:p>88.76</text:p>
          </table:table-cell>
          <table:table-cell table:style-name="ce21" office:value-type="string" calcext:value-type="string">
            <text:p>CCV: 18; RCV: 14</text:p>
          </table:table-cell>
          <table:table-cell table:style-name="ce21" table:number-columns-repeated="2"/>
          <table:table-cell table:style-name="ce21" office:value-type="float" office:value="37.34" calcext:value-type="float">
            <text:p>37.34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SN_dec + <text:s/>+ CP_prox <text:s/>+ L_cplex + C_ipopt</text:p>
          </table:table-cell>
          <table:table-cell table:style-name="ce31" office:value-type="string" calcext:value-type="string">
            <text:p><text:span text:style-name="T1">LM_min = -5.0, </text:span>LM_max = 3.0, iter = 30</text:p>
          </table:table-cell>
          <table:table-cell table:style-name="ce71" table:formula="of:=100*ABS([.B51]-[.B11]) / [.B11]" office:value-type="float" office:value="0.959607230528899" calcext:value-type="float">
            <text:p>0.9596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6.26" calcext:value-type="float">
            <text:p>86.26</text:p>
          </table:table-cell>
          <table:table-cell office:value-type="string" calcext:value-type="string">
            <text:p>CCV: 29; RCV: 24</text:p>
          </table:table-cell>
          <table:table-cell table:number-columns-repeated="2"/>
          <table:table-cell office:value-type="float" office:value="770.63" calcext:value-type="float">
            <text:p>770.6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52]-[.B12]) / [.B12]" office:value-type="float" office:value="3.7706381079875" calcext:value-type="float">
            <text:p>3.7706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80.51" calcext:value-type="float">
            <text:p>80.51</text:p>
          </table:table-cell>
          <table:table-cell office:value-type="string" calcext:value-type="string">
            <text:p>CCV: 24; RCV: 18</text:p>
          </table:table-cell>
          <table:table-cell table:number-columns-repeated="2"/>
          <table:table-cell office:value-type="float" office:value="4748.93" calcext:value-type="float">
            <text:p>4748.9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53]-[.B13]) / [.B13]" office:value-type="float" office:value="3.78824091778203" calcext:value-type="float">
            <text:p>3.7882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80.21" calcext:value-type="float">
            <text:p>80.21</text:p>
          </table:table-cell>
          <table:table-cell office:value-type="string" calcext:value-type="string">
            <text:p>CCV: 18; RCV: 20</text:p>
          </table:table-cell>
          <table:table-cell table:number-columns-repeated="2"/>
          <table:table-cell office:value-type="float" office:value="82.85" calcext:value-type="float">
            <text:p>82.8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54]-[.B14]) / [.B14]" office:value-type="float" office:value="4.90812092471844" calcext:value-type="float">
            <text:p>4.9081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1.63" calcext:value-type="float">
            <text:p>81.63</text:p>
          </table:table-cell>
          <table:table-cell table:style-name="ce22" office:value-type="string" calcext:value-type="string">
            <text:p>CCV: 25; RCV: 31</text:p>
          </table:table-cell>
          <table:table-cell table:style-name="ce22" table:number-columns-repeated="2"/>
          <table:table-cell table:style-name="ce22" office:value-type="float" office:value="3767.56" calcext:value-type="float">
            <text:p>3767.56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SN_dec + <text:s/>+ CP_prox <text:s/>+ L_cplex + C_ipopt</text:p>
          </table:table-cell>
          <table:table-cell table:style-name="ce33" office:value-type="string" calcext:value-type="string">
            <text:p>LM_min = -5.0, LM_max = 3.0, iter = 30</text:p>
          </table:table-cell>
          <table:table-cell table:style-name="ce72" table:formula="of:=100*ABS([.B55]-[.B15]) / [.B15]" office:value-type="float" office:value="4.1451385627055" calcext:value-type="float">
            <text:p>4.1451</text:p>
          </table:table-cell>
          <table:table-cell table:style-name="ce74" table:formula="of:=AVERAGE([.J51:.J55])" office:value-type="float" office:value="3.51434914874447" calcext:value-type="float">
            <text:p>3.51434914874447</text:p>
          </table:table-cell>
          <table:table-cell office:value-type="string" calcext:value-type="string">
            <text:p>Pcl, Subnetworks Decomposition, Proximal Cutting Planes Coordination</text:p>
          </table:table-cell>
          <table:table-cell table:style-name="ce74" table:formula="of:=AVERAGE([.F51:.F55])" office:value-type="float" office:value="1881.462" calcext:value-type="float">
            <text:p>1881.462</text:p>
          </table:table-cell>
          <table:table-cell table:number-columns-repeated="51"/>
        </table:table-row>
        <table:table-row table:style-name="ro2">
          <table:table-cell table:number-columns-repeated="9"/>
          <table:table-cell table:style-name="ce73"/>
          <table:table-cell table:number-columns-repeated="5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8.9" calcext:value-type="float">
            <text:p>88.9</text:p>
          </table:table-cell>
          <table:table-cell table:style-name="ce21" office:value-type="string" calcext:value-type="string">
            <text:p>CCV: 10; RCV: 18</text:p>
          </table:table-cell>
          <table:table-cell table:style-name="ce21" table:number-columns-repeated="2"/>
          <table:table-cell table:style-name="ce21" office:value-type="float" office:value="40.87" calcext:value-type="float">
            <text:p>40.87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SN_dec + <text:s/>+ CP_prox <text:s/>+ L_cplex + C_ipopt</text:p>
          </table:table-cell>
          <table:table-cell table:style-name="ce31" office:value-type="string" calcext:value-type="string">
            <text:p>LM_min = -5.0, LM_max = 3.0, iter = 30</text:p>
          </table:table-cell>
          <table:table-cell table:style-name="ce71" table:formula="of:=100*ABS([.B57]-[.B11]) / [.B11]" office:value-type="float" office:value="0.803392099977682" calcext:value-type="float">
            <text:p>0.8034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4.82" calcext:value-type="float">
            <text:p>84.82</text:p>
          </table:table-cell>
          <table:table-cell office:value-type="string" calcext:value-type="string">
            <text:p>CCV: 20; RCV: 31</text:p>
          </table:table-cell>
          <table:table-cell table:number-columns-repeated="2"/>
          <table:table-cell office:value-type="float" office:value="132.7" calcext:value-type="float">
            <text:p>132.7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58]-[.B12]) / [.B12]" office:value-type="float" office:value="5.37706381079876" calcext:value-type="float">
            <text:p>5.3771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CV: 14; RCV: 26</text:p>
          </table:table-cell>
          <table:table-cell table:number-columns-repeated="2"/>
          <table:table-cell office:value-type="float" office:value="221.48" calcext:value-type="float">
            <text:p>221.48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59]-[.B13]) / [.B13]" office:value-type="float" office:value="4.39770554493309" calcext:value-type="float">
            <text:p>4.3977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CCV: 15; RCV: 30</text:p>
          </table:table-cell>
          <table:table-cell table:number-columns-repeated="2"/>
          <table:table-cell office:value-type="float" office:value="111.24" calcext:value-type="float">
            <text:p>111.24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CP_prox <text:s/>+ L_cplex + C_ipopt</text:p>
          </table:table-cell>
          <table:table-cell table:style-name="ce32" office:value-type="string" calcext:value-type="string">
            <text:p>LM_min = -5.0, LM_max = 3.0, iter = 30</text:p>
          </table:table-cell>
          <table:table-cell table:style-name="ce71" table:formula="of:=100*ABS([.B60]-[.B14]) / [.B14]" office:value-type="float" office:value="4.32720806164789" calcext:value-type="float">
            <text:p>4.3272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2.25" calcext:value-type="float">
            <text:p>82.25</text:p>
          </table:table-cell>
          <table:table-cell table:style-name="ce22" office:value-type="string" calcext:value-type="string">
            <text:p>CCV: 17; RCV: 34</text:p>
          </table:table-cell>
          <table:table-cell table:style-name="ce22" table:number-columns-repeated="2"/>
          <table:table-cell table:style-name="ce22" office:value-type="float" office:value="328.37" calcext:value-type="float">
            <text:p>328.37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SN_dec + <text:s/>+ CP_prox <text:s/>+ L_cplex + C_ipopt</text:p>
          </table:table-cell>
          <table:table-cell table:style-name="ce33" office:value-type="string" calcext:value-type="string">
            <text:p>LM_min = -5.0, LM_max = 3.0, iter = 30</text:p>
          </table:table-cell>
          <table:table-cell table:style-name="ce72" table:formula="of:=100*ABS([.B61]-[.B15]) / [.B15]" office:value-type="float" office:value="3.41709722874589" calcext:value-type="float">
            <text:p>3.4171</text:p>
          </table:table-cell>
          <table:table-cell table:style-name="ce74" table:formula="of:=AVERAGE([.J57:.J61])" office:value-type="float" office:value="3.66449334922066" calcext:value-type="float">
            <text:p>3.66449334922066</text:p>
          </table:table-cell>
          <table:table-cell office:value-type="string" calcext:value-type="string">
            <text:p>Palt, Subnetworks Decomposition, Proximal Cutting Planes Coordination</text:p>
          </table:table-cell>
          <table:table-cell table:style-name="ce74" table:formula="of:=AVERAGE([.F57:.F61])" office:value-type="float" office:value="166.932" calcext:value-type="float">
            <text:p>166.932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 office:value-type="float" office:value="88.13" calcext:value-type="float">
            <text:p>88.13</text:p>
          </table:table-cell>
          <table:table-cell table:style-name="ce19" office:value-type="string" calcext:value-type="string">
            <text:p>CCV: 17; RCV: 4</text:p>
          </table:table-cell>
          <table:table-cell table:style-name="ce19" table:number-columns-repeated="2"/>
          <table:table-cell table:style-name="ce19" office:value-type="float" office:value="35.6" calcext:value-type="float">
            <text:p>35.6</text:p>
          </table:table-cell>
          <table:table-cell table:style-name="ce19" office:value-type="string" calcext:value-type="string">
            <text:p>Linearized Constraints</text:p>
          </table:table-cell>
          <table:table-cell table:style-name="ce19" office:value-type="string" calcext:value-type="string">
            <text:p>SN_dec + <text:s/>+ SG_lvl <text:s/>+ L_cplex</text:p>
          </table:table-cell>
          <table:table-cell table:style-name="ce19" office:value-type="string" calcext:value-type="string">
            <text:p>R =1.26, Scale = 1.2, iter = 30</text:p>
          </table:table-cell>
          <table:table-cell table:style-name="ce71" table:formula="of:=100*ABS([.B63]-[.B11]) / [.B11]" office:value-type="float" office:value="1.66257531800938" calcext:value-type="float">
            <text:p>1.6626</text:p>
          </table:table-cell>
          <table:table-cell table:number-columns-repeated="54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 office:value-type="float" office:value="85.39" calcext:value-type="float">
            <text:p>85.39</text:p>
          </table:table-cell>
          <table:table-cell office:value-type="string" calcext:value-type="string">
            <text:p>CCV: 26; RCV: 14</text:p>
          </table:table-cell>
          <table:table-cell table:number-columns-repeated="2"/>
          <table:table-cell office:value-type="float" office:value="524.38" calcext:value-type="float">
            <text:p>524.38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SG_lvl <text:s/>+ L_cplex</text:p>
          </table:table-cell>
          <table:table-cell office:value-type="string" calcext:value-type="string">
            <text:p>R =1.26, Scale = 1.2, iter = 30</text:p>
          </table:table-cell>
          <table:table-cell table:style-name="ce71" table:formula="of:=100*ABS([.B64]-[.B12]) / [.B12]" office:value-type="float" office:value="4.74118697010263" calcext:value-type="float">
            <text:p>4.7412</text:p>
          </table:table-cell>
          <table:table-cell table:number-columns-repeated="54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 office:value-type="float" office:value="79.26" calcext:value-type="float">
            <text:p>79.26</text:p>
          </table:table-cell>
          <table:table-cell office:value-type="string" calcext:value-type="string">
            <text:p>CCV: 25; RCV: 10</text:p>
          </table:table-cell>
          <table:table-cell table:number-columns-repeated="2"/>
          <table:table-cell office:value-type="float" office:value="2072.34" calcext:value-type="float">
            <text:p>2072.34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SG_lvl <text:s/>+ L_cplex</text:p>
          </table:table-cell>
          <table:table-cell office:value-type="string" calcext:value-type="string">
            <text:p>R =1.26, Scale = 1.2, iter = 23</text:p>
          </table:table-cell>
          <table:table-cell table:style-name="ce71" table:formula="of:=100*ABS([.B65]-[.B13]) / [.B13]" office:value-type="float" office:value="5.28202676864245" calcext:value-type="float">
            <text:p>5.2820</text:p>
          </table:table-cell>
          <table:table-cell table:number-columns-repeated="54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 office:value-type="float" office:value="80.08" calcext:value-type="float">
            <text:p>80.08</text:p>
          </table:table-cell>
          <table:table-cell office:value-type="string" calcext:value-type="string">
            <text:p>CCV: 30; RCV: 16</text:p>
          </table:table-cell>
          <table:table-cell table:number-columns-repeated="2"/>
          <table:table-cell office:value-type="float" office:value="51.44" calcext:value-type="float">
            <text:p>51.44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SN_dec + <text:s/>+ SG_lvl <text:s/>+ L_cplex</text:p>
          </table:table-cell>
          <table:table-cell office:value-type="string" calcext:value-type="string">
            <text:p>R =1.26, Scale = 1.2, iter = 13</text:p>
          </table:table-cell>
          <table:table-cell table:style-name="ce71" table:formula="of:=100*ABS([.B66]-[.B14]) / [.B14]" office:value-type="float" office:value="5.06224066390041" calcext:value-type="float">
            <text:p>5.0622</text:p>
          </table:table-cell>
          <table:table-cell table:number-columns-repeated="54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 office:value-type="float" office:value="79.88" calcext:value-type="float">
            <text:p>79.88</text:p>
          </table:table-cell>
          <table:table-cell table:style-name="ce20" office:value-type="string" calcext:value-type="string">
            <text:p>CCV: 30; RCV: 18</text:p>
          </table:table-cell>
          <table:table-cell table:style-name="ce20" table:number-columns-repeated="2"/>
          <table:table-cell table:style-name="ce20" office:value-type="float" office:value="597.26" calcext:value-type="float">
            <text:p>597.26</text:p>
          </table:table-cell>
          <table:table-cell table:style-name="ce20" office:value-type="string" calcext:value-type="string">
            <text:p>Linearized Constraints</text:p>
          </table:table-cell>
          <table:table-cell table:style-name="ce20" office:value-type="string" calcext:value-type="string">
            <text:p>SN_dec + <text:s/>+ SG_lvl <text:s/>+ L_cplex</text:p>
          </table:table-cell>
          <table:table-cell table:style-name="ce20" office:value-type="string" calcext:value-type="string">
            <text:p>R =1.26, Scale = 1.2, iter = 9</text:p>
          </table:table-cell>
          <table:table-cell table:style-name="ce72" table:formula="of:=100*ABS([.B67]-[.B15]) / [.B15]" office:value-type="float" office:value="6.20009394081729" calcext:value-type="float">
            <text:p>6.2001</text:p>
          </table:table-cell>
          <table:table-cell table:style-name="ce74" table:formula="of:=AVERAGE([.J63:.J67])" office:value-type="float" office:value="4.58962473229443" calcext:value-type="float">
            <text:p>4.58962473229443</text:p>
          </table:table-cell>
          <table:table-cell office:value-type="string" calcext:value-type="string">
            <text:p>Pcl, Subnetworks Decomposition, Gradien Objectve Estimate Coordination</text:p>
          </table:table-cell>
          <table:table-cell table:style-name="ce74" table:formula="of:=AVERAGE([.F63:.F67])" office:value-type="float" office:value="656.204" calcext:value-type="float">
            <text:p>656.204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7.02" calcext:value-type="float">
            <text:p>87.02</text:p>
          </table:table-cell>
          <table:table-cell table:style-name="ce21" office:value-type="string" calcext:value-type="string">
            <text:p>CCV: 18; RCV: 14</text:p>
          </table:table-cell>
          <table:table-cell table:style-name="ce21" table:number-columns-repeated="2"/>
          <table:table-cell table:style-name="ce21" office:value-type="float" office:value="25.7" calcext:value-type="float">
            <text:p>25.7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SN_dec + <text:s/>+ SG_lvl <text:s/>+ L_cplex</text:p>
          </table:table-cell>
          <table:table-cell table:style-name="ce31" office:value-type="string" calcext:value-type="string">
            <text:p>R =1.26, Scale = 1.2, iter = 30</text:p>
          </table:table-cell>
          <table:table-cell table:style-name="ce71" table:formula="of:=100*ABS([.B69]-[.B17]) / [.B17]" office:value-type="float" office:value="2.90113813880831" calcext:value-type="float">
            <text:p>2.9011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3.48" calcext:value-type="float">
            <text:p>83.48</text:p>
          </table:table-cell>
          <table:table-cell office:value-type="string" calcext:value-type="string">
            <text:p>CCV: 23; RCV: 18</text:p>
          </table:table-cell>
          <table:table-cell table:number-columns-repeated="2"/>
          <table:table-cell office:value-type="float" office:value="202.28" calcext:value-type="float">
            <text:p>202.28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SG_lvl <text:s/>+ L_cplex</text:p>
          </table:table-cell>
          <table:table-cell table:style-name="ce32" office:value-type="string" calcext:value-type="string">
            <text:p>R =1.26, Scale = 1.2, iter = 27</text:p>
          </table:table-cell>
          <table:table-cell table:style-name="ce71" table:formula="of:=100*ABS([.B70]-[.B18]) / [.B18]" office:value-type="float" office:value="6.87193217313699" calcext:value-type="float">
            <text:p>6.8719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7.94" calcext:value-type="float">
            <text:p>77.94</text:p>
          </table:table-cell>
          <table:table-cell office:value-type="string" calcext:value-type="string">
            <text:p>CCV: 22; RCV: 23</text:p>
          </table:table-cell>
          <table:table-cell table:number-columns-repeated="2"/>
          <table:table-cell office:value-type="float" office:value="215.1" calcext:value-type="float">
            <text:p>215.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SG_lvl <text:s/>+ L_cplex</text:p>
          </table:table-cell>
          <table:table-cell table:style-name="ce32" office:value-type="string" calcext:value-type="string">
            <text:p>R =1.26, Scale = 1.2, iter = 24</text:p>
          </table:table-cell>
          <table:table-cell table:style-name="ce71" table:formula="of:=100*ABS([.B71]-[.B19]) / [.B19]" office:value-type="float" office:value="6.85946462715106" calcext:value-type="float">
            <text:p>6.8595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CCV: 17; RCV: 26</text:p>
          </table:table-cell>
          <table:table-cell table:number-columns-repeated="2"/>
          <table:table-cell office:value-type="float" office:value="106.3" calcext:value-type="float">
            <text:p>106.3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SN_dec + <text:s/>+ SG_lvl <text:s/>+ L_cplex</text:p>
          </table:table-cell>
          <table:table-cell table:style-name="ce32" office:value-type="string" calcext:value-type="string">
            <text:p>R =1.26, Scale = 1.2, iter = 29</text:p>
          </table:table-cell>
          <table:table-cell table:style-name="ce71" table:formula="of:=100*ABS([.B72]-[.B20]) / [.B20]" office:value-type="float" office:value="5.0385299347955" calcext:value-type="float">
            <text:p>5.0385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78.83" calcext:value-type="float">
            <text:p>78.83</text:p>
          </table:table-cell>
          <table:table-cell table:style-name="ce22" office:value-type="string" calcext:value-type="string">
            <text:p>CCV: 22; RCV: 28</text:p>
          </table:table-cell>
          <table:table-cell table:style-name="ce22" table:number-columns-repeated="2"/>
          <table:table-cell table:style-name="ce22" office:value-type="float" office:value="91.08" calcext:value-type="float">
            <text:p>91.08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SN_dec + <text:s/>+ SG_lvl <text:s/>+ L_cplex</text:p>
          </table:table-cell>
          <table:table-cell table:style-name="ce33" office:value-type="string" calcext:value-type="string">
            <text:p>R =1.26, Scale = 1.2, iter = 13</text:p>
          </table:table-cell>
          <table:table-cell table:style-name="ce72" table:formula="of:=100*ABS([.B73]-[.B21]) / [.B21]" office:value-type="float" office:value="7.43306716768436" calcext:value-type="float">
            <text:p>7.4331</text:p>
          </table:table-cell>
          <table:table-cell table:style-name="ce74" table:formula="of:=AVERAGE([.J69:.J73])" office:value-type="float" office:value="5.82082640831524" calcext:value-type="float">
            <text:p>5.82082640831524</text:p>
          </table:table-cell>
          <table:table-cell office:value-type="string" calcext:value-type="string">
            <text:p>Palt, Subnetworks Decomposition, Gradien Objectve Estimate Coordination</text:p>
          </table:table-cell>
          <table:table-cell table:style-name="ce74" table:formula="of:=AVERAGE([.F69:.F73])" office:value-type="float" office:value="128.092" calcext:value-type="float">
            <text:p>128.092</text:p>
          </table:table-cell>
          <table:table-cell table:number-columns-repeated="51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63.38" calcext:value-type="float">
            <text:p>63.38</text:p>
          </table:table-cell>
          <table:table-cell table:style-name="ce21" office:value-type="string" calcext:value-type="string">
            <text:p>CCV: 19; RCV: 0</text:p>
          </table:table-cell>
          <table:table-cell table:style-name="ce21" office:value-type="float" office:value="90.93" calcext:value-type="float">
            <text:p>90.93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4.32" calcext:value-type="float">
            <text:p>14.32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VS_dec + FR_rest + CP_prox <text:s/>+ L_cplex + C_ipopt</text:p>
          </table:table-cell>
          <table:table-cell table:style-name="ce31" office:value-type="string" calcext:value-type="string">
            <text:p>LM_max = 7.0, iter = 26</text:p>
          </table:table-cell>
          <table:table-cell table:style-name="ce71" table:formula="of:=100*ABS([.B75]-[.B11]) / [.B11]" office:value-type="float" office:value="29.2791787547422" calcext:value-type="float">
            <text:p>29.2792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65.05" calcext:value-type="float">
            <text:p>65.05</text:p>
          </table:table-cell>
          <table:table-cell office:value-type="string" calcext:value-type="string">
            <text:p>CCV: 18; RCV: 0</text:p>
          </table:table-cell>
          <table:table-cell office:value-type="float" office:value="97.68" calcext:value-type="float">
            <text:p>97.68</text:p>
          </table:table-cell>
          <table:table-cell office:value-type="string" calcext:value-type="string">
            <text:p>CCV: 0; RCV: 0</text:p>
          </table:table-cell>
          <table:table-cell office:value-type="float" office:value="14.17" calcext:value-type="float">
            <text:p>14.17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7.0, iter = 26</text:p>
          </table:table-cell>
          <table:table-cell table:style-name="ce71" table:formula="of:=100*ABS([.B76]-[.B12]) / [.B12]" office:value-type="float" office:value="27.4319500223115" calcext:value-type="float">
            <text:p>27.4320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36.08" calcext:value-type="float">
            <text:p>36.08</text:p>
          </table:table-cell>
          <table:table-cell office:value-type="string" calcext:value-type="string">
            <text:p>CCV: 19; RCV: 0</text:p>
          </table:table-cell>
          <table:table-cell office:value-type="float" office:value="89.55" calcext:value-type="float">
            <text:p>89.55</text:p>
          </table:table-cell>
          <table:table-cell office:value-type="string" calcext:value-type="string">
            <text:p>CCV: 0; RCV: 0</text:p>
          </table:table-cell>
          <table:table-cell office:value-type="float" office:value="15.04" calcext:value-type="float">
            <text:p>15.04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7.0, iter = 26</text:p>
          </table:table-cell>
          <table:table-cell table:style-name="ce71" table:formula="of:=100*ABS([.B77]-[.B13]) / [.B13]" office:value-type="float" office:value="56.8833652007648" calcext:value-type="float">
            <text:p>56.8834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CCV: 29; RCV: 0</text:p>
          </table:table-cell>
          <table:table-cell office:value-type="float" office:value="87.69" calcext:value-type="float">
            <text:p>87.69</text:p>
          </table:table-cell>
          <table:table-cell office:value-type="string" calcext:value-type="string">
            <text:p>CCV: 0; RCV: 0</text:p>
          </table:table-cell>
          <table:table-cell office:value-type="float" office:value="15.73" calcext:value-type="float">
            <text:p>15.7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7.0, iter = 26</text:p>
          </table:table-cell>
          <table:table-cell table:style-name="ce71" table:formula="of:=100*ABS([.B78]-[.B14]) / [.B14]" office:value-type="float" office:value="54.0604623592175" calcext:value-type="float">
            <text:p>54.0605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34.46" calcext:value-type="float">
            <text:p>34.46</text:p>
          </table:table-cell>
          <table:table-cell table:style-name="ce22" office:value-type="string" calcext:value-type="string">
            <text:p>CCV: 32; RCV: 0</text:p>
          </table:table-cell>
          <table:table-cell table:style-name="ce22" office:value-type="float" office:value="92.54" calcext:value-type="float">
            <text:p>92.54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16.38" calcext:value-type="float">
            <text:p>16.38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VS_dec + FR_rest + CP_prox <text:s/>+ L_cplex + C_ipopt</text:p>
          </table:table-cell>
          <table:table-cell table:style-name="ce33" office:value-type="string" calcext:value-type="string">
            <text:p>LM_max = 7.0, iter = 26</text:p>
          </table:table-cell>
          <table:table-cell table:style-name="ce72" table:formula="of:=100*ABS([.B79]-[.B15]) / [.B15]" office:value-type="float" office:value="59.5349929544387" calcext:value-type="float">
            <text:p>59.5350</text:p>
          </table:table-cell>
          <table:table-cell table:style-name="ce74" table:formula="of:=AVERAGE([.J75:.J79])" office:value-type="float" office:value="45.437989858295" calcext:value-type="float">
            <text:p>45.437989858295</text:p>
          </table:table-cell>
          <table:table-cell office:value-type="string" calcext:value-type="string">
            <text:p><text:span text:style-name="T1">Pcl, Var. Separating </text:span> Decomposition, Proximal Cutting Planes Coordination</text:p>
          </table:table-cell>
          <table:table-cell table:style-name="ce74" table:formula="of:=AVERAGE([.F75:.F79])" office:value-type="float" office:value="15.128" calcext:value-type="float">
            <text:p>15.128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5.61" calcext:value-type="float">
            <text:p>85.61</text:p>
          </table:table-cell>
          <table:table-cell table:style-name="ce21" office:value-type="string" calcext:value-type="string">
            <text:p>CCV: 0; RCV: 24</text:p>
          </table:table-cell>
          <table:table-cell table:style-name="ce21" table:number-columns-repeated="2"/>
          <table:table-cell table:style-name="ce21" office:value-type="float" office:value="14.97" calcext:value-type="float">
            <text:p>14.97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VS_dec + FR_rest + CP_prox <text:s/>+ L_cplex + C_ipopt</text:p>
          </table:table-cell>
          <table:table-cell table:style-name="ce31" office:value-type="string" calcext:value-type="string">
            <text:p>LM_max = 0.6, iter = 26. First the best.</text:p>
          </table:table-cell>
          <table:table-cell table:style-name="ce71" table:formula="of:=100*ABS([.B81]-[.B17]) / [.B17]" office:value-type="float" office:value="4.47444766793127" calcext:value-type="float">
            <text:p>4.4744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5.12" calcext:value-type="float">
            <text:p>85.12</text:p>
          </table:table-cell>
          <table:table-cell office:value-type="string" calcext:value-type="string">
            <text:p>CCV: 0; RCV: 24</text:p>
          </table:table-cell>
          <table:table-cell table:number-columns-repeated="2"/>
          <table:table-cell office:value-type="float" office:value="14.11" calcext:value-type="float">
            <text:p>14.1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0.6, iter = 26. First the best.</text:p>
          </table:table-cell>
          <table:table-cell table:style-name="ce71" table:formula="of:=100*ABS([.B82]-[.B18]) / [.B18]" office:value-type="float" office:value="5.04239178937974" calcext:value-type="float">
            <text:p>5.0424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5.35" calcext:value-type="float">
            <text:p>75.35</text:p>
          </table:table-cell>
          <table:table-cell office:value-type="string" calcext:value-type="string">
            <text:p>CCV: 0; RCV: 24</text:p>
          </table:table-cell>
          <table:table-cell table:number-columns-repeated="2"/>
          <table:table-cell office:value-type="float" office:value="13.06" calcext:value-type="float">
            <text:p>13.06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1.6, iter = 26. First the best.</text:p>
          </table:table-cell>
          <table:table-cell table:style-name="ce71" table:formula="of:=100*ABS([.B83]-[.B19]) / [.B19]" office:value-type="float" office:value="9.95458891013386" calcext:value-type="float">
            <text:p>9.9546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9.31" calcext:value-type="float">
            <text:p>79.31</text:p>
          </table:table-cell>
          <table:table-cell office:value-type="string" calcext:value-type="string">
            <text:p>CCV: 0; RCV: 24</text:p>
          </table:table-cell>
          <table:table-cell table:number-columns-repeated="2"/>
          <table:table-cell office:value-type="float" office:value="14.51" calcext:value-type="float">
            <text:p>14.5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CP_prox <text:s/>+ L_cplex + C_ipopt</text:p>
          </table:table-cell>
          <table:table-cell table:style-name="ce32" office:value-type="string" calcext:value-type="string">
            <text:p>LM_max = 1.6, iter = 26. First the best.</text:p>
          </table:table-cell>
          <table:table-cell table:style-name="ce71" table:formula="of:=100*ABS([.B84]-[.B20]) / [.B20]" office:value-type="float" office:value="5.97510373443983" calcext:value-type="float">
            <text:p>5.9751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1.44" calcext:value-type="float">
            <text:p>81.44</text:p>
          </table:table-cell>
          <table:table-cell table:style-name="ce22" office:value-type="string" calcext:value-type="string">
            <text:p>CCV: 0; RCV: 24</text:p>
          </table:table-cell>
          <table:table-cell table:style-name="ce22" table:number-columns-repeated="2"/>
          <table:table-cell table:style-name="ce22" office:value-type="float" office:value="15.03" calcext:value-type="float">
            <text:p>15.03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VS_dec + FR_rest + CP_prox <text:s/>+ L_cplex + C_ipopt</text:p>
          </table:table-cell>
          <table:table-cell table:style-name="ce33" office:value-type="string" calcext:value-type="string">
            <text:p>LM_max = 1.6, iter = 26. First the best.</text:p>
          </table:table-cell>
          <table:table-cell table:style-name="ce72" table:formula="of:=100*ABS([.B85]-[.B21]) / [.B21]" office:value-type="float" office:value="4.36824800375763" calcext:value-type="float">
            <text:p>4.3682</text:p>
          </table:table-cell>
          <table:table-cell table:style-name="ce74" table:formula="of:=AVERAGE([.J81:.J85])" office:value-type="float" office:value="5.96295602112846" calcext:value-type="float">
            <text:p>5.96295602112846</text:p>
          </table:table-cell>
          <table:table-cell office:value-type="string" calcext:value-type="string">
            <text:p>Palt, Var. Separating <text:s/>Decomposition, Proximal Cutting Planes Coordination</text:p>
          </table:table-cell>
          <table:table-cell table:style-name="ce74" table:formula="of:=AVERAGE([.F81:.F85])" office:value-type="float" office:value="14.336" calcext:value-type="float">
            <text:p>14.336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53.53" calcext:value-type="float">
            <text:p>53.53</text:p>
          </table:table-cell>
          <table:table-cell table:style-name="ce21" office:value-type="string" calcext:value-type="string">
            <text:p>CCV: 30; RCV: 0</text:p>
          </table:table-cell>
          <table:table-cell table:style-name="ce21" office:value-type="float" office:value="97.07" calcext:value-type="float">
            <text:p>97.07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4.04" calcext:value-type="float">
            <text:p>4.04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VS_dec + FR_rest + SG_lvl <text:s/>+ L_cplex</text:p>
          </table:table-cell>
          <table:table-cell table:style-name="ce31" office:value-type="string" calcext:value-type="string">
            <text:p>R = 18.86, Scale = 1.8, iter = 60</text:p>
          </table:table-cell>
          <table:table-cell table:style-name="ce71" table:formula="of:=100*ABS([.B87]-[.B11]) / [.B11]" office:value-type="float" office:value="40.2700290113814" calcext:value-type="float">
            <text:p>40.2700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48.27" calcext:value-type="float">
            <text:p>48.27</text:p>
          </table:table-cell>
          <table:table-cell office:value-type="string" calcext:value-type="string">
            <text:p>CCV: 41; RCV: 0</text:p>
          </table:table-cell>
          <table:table-cell office:value-type="float" office:value="98.97" calcext:value-type="float">
            <text:p>98.97</text:p>
          </table:table-cell>
          <table:table-cell office:value-type="string" calcext:value-type="string">
            <text:p>CCV: 0; RCV: 0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18.86, Scale = 1.8, iter = 60</text:p>
          </table:table-cell>
          <table:table-cell table:style-name="ce71" table:formula="of:=100*ABS([.B88]-[.B12]) / [.B12]" office:value-type="float" office:value="46.1512717536814" calcext:value-type="float">
            <text:p>46.1513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CCV: 32; RCV: 0</text:p>
          </table:table-cell>
          <table:table-cell office:value-type="float" office:value="90.62" calcext:value-type="float">
            <text:p>90.62</text:p>
          </table:table-cell>
          <table:table-cell office:value-type="string" calcext:value-type="string">
            <text:p>CCV: 0; RCV: 0</text:p>
          </table:table-cell>
          <table:table-cell office:value-type="float" office:value="4.18" calcext:value-type="float">
            <text:p>4.18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18.86, Scale = 1.8, iter = 60</text:p>
          </table:table-cell>
          <table:table-cell table:style-name="ce71" table:formula="of:=100*ABS([.B89]-[.B13]) / [.B13]" office:value-type="float" office:value="70.6022944550669" calcext:value-type="float">
            <text:p>70.6023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9.43" calcext:value-type="float">
            <text:p>29.43</text:p>
          </table:table-cell>
          <table:table-cell office:value-type="string" calcext:value-type="string">
            <text:p>CCV: 38; RCV: 0</text:p>
          </table:table-cell>
          <table:table-cell office:value-type="float" office:value="92.31" calcext:value-type="float">
            <text:p>92.31</text:p>
          </table:table-cell>
          <table:table-cell office:value-type="string" calcext:value-type="string">
            <text:p>CCV: 0; RCV: 0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18.86, Scale = 1.8, iter = 60</text:p>
          </table:table-cell>
          <table:table-cell table:style-name="ce71" table:formula="of:=100*ABS([.B90]-[.B14]) / [.B14]" office:value-type="float" office:value="65.1096621221103" calcext:value-type="float">
            <text:p>65.1097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0.5" calcext:value-type="float">
            <text:p>20.5</text:p>
          </table:table-cell>
          <table:table-cell table:style-name="ce22" office:value-type="string" calcext:value-type="string">
            <text:p>CCV: 39; RCV: 0</text:p>
          </table:table-cell>
          <table:table-cell table:style-name="ce22" office:value-type="float" office:value="94.11" calcext:value-type="float">
            <text:p>94.11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4.27" calcext:value-type="float">
            <text:p>4.27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VS_dec + FR_rest + SG_lvl <text:s/>+ L_cplex</text:p>
          </table:table-cell>
          <table:table-cell table:style-name="ce33" office:value-type="string" calcext:value-type="string">
            <text:p>R = 18.86, Scale = 1.8, iter = 60</text:p>
          </table:table-cell>
          <table:table-cell table:style-name="ce72" table:formula="of:=100*ABS([.B91]-[.B15]) / [.B15]" office:value-type="float" office:value="75.9276655706905" calcext:value-type="float">
            <text:p>75.9277</text:p>
          </table:table-cell>
          <table:table-cell table:style-name="ce74" table:formula="of:=AVERAGE([.J87:.J91])" office:value-type="float" office:value="59.6121845825861" calcext:value-type="float">
            <text:p>59.6121845825861</text:p>
          </table:table-cell>
          <table:table-cell office:value-type="string" calcext:value-type="string">
            <text:p>Pcl, Var. Separating <text:s/>Decomposition, Gradien Objectve Estimate Coordination</text:p>
          </table:table-cell>
          <table:table-cell table:style-name="ce74" table:formula="of:=AVERAGE([.F87:.F91])" office:value-type="float" office:value="4.182" calcext:value-type="float">
            <text:p>4.182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85.79" calcext:value-type="float">
            <text:p>85.79</text:p>
          </table:table-cell>
          <table:table-cell table:style-name="ce21" office:value-type="string" calcext:value-type="string">
            <text:p>CCV: 3; RCV: 24</text:p>
          </table:table-cell>
          <table:table-cell table:style-name="ce21" table:number-columns-repeated="2"/>
          <table:table-cell table:style-name="ce21" office:value-type="float" office:value="1.86" calcext:value-type="float">
            <text:p>1.86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VS_dec + FR_rest + SG_lvl <text:s/>+ L_cplex</text:p>
          </table:table-cell>
          <table:table-cell table:style-name="ce31" office:value-type="string" calcext:value-type="string">
            <text:p>R = 2.68, Scale = 1.2, iter = 66</text:p>
          </table:table-cell>
          <table:table-cell table:style-name="ce71" table:formula="of:=100*ABS([.B93]-[.B17]) / [.B17]" office:value-type="float" office:value="4.27359964293684" calcext:value-type="float">
            <text:p>4.2736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5.34" calcext:value-type="float">
            <text:p>85.34</text:p>
          </table:table-cell>
          <table:table-cell office:value-type="string" calcext:value-type="string">
            <text:p>CCV: 3; RCV: 26</text:p>
          </table:table-cell>
          <table:table-cell table:number-columns-repeated="2"/>
          <table:table-cell office:value-type="float" office:value="2.02" calcext:value-type="float">
            <text:p>2.02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94]-[.B18]) / [.B18]" office:value-type="float" office:value="4.79696564033913" calcext:value-type="float">
            <text:p>4.7970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5.55" calcext:value-type="float">
            <text:p>75.55</text:p>
          </table:table-cell>
          <table:table-cell office:value-type="string" calcext:value-type="string">
            <text:p>CCV: 0; RCV: 24</text:p>
          </table:table-cell>
          <table:table-cell table:number-columns-repeated="2"/>
          <table:table-cell office:value-type="float" office:value="1.87" calcext:value-type="float">
            <text:p>1.87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95]-[.B19]) / [.B19]" office:value-type="float" office:value="9.71558317399619" calcext:value-type="float">
            <text:p>9.7156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9.51" calcext:value-type="float">
            <text:p>79.51</text:p>
          </table:table-cell>
          <table:table-cell office:value-type="string" calcext:value-type="string">
            <text:p>CCV: 2; RCV: 22</text:p>
          </table:table-cell>
          <table:table-cell table:number-columns-repeated="2"/>
          <table:table-cell office:value-type="float" office:value="2.13" calcext:value-type="float">
            <text:p>2.13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VS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96]-[.B20]) / [.B20]" office:value-type="float" office:value="5.73799644339062" calcext:value-type="float">
            <text:p>5.7380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81.7" calcext:value-type="float">
            <text:p>81.7</text:p>
          </table:table-cell>
          <table:table-cell table:style-name="ce22" office:value-type="string" calcext:value-type="string">
            <text:p>CCV: 1; RCV: 30</text:p>
          </table:table-cell>
          <table:table-cell table:style-name="ce22" table:number-columns-repeated="2"/>
          <table:table-cell table:style-name="ce22" office:value-type="float" office:value="1.95" calcext:value-type="float">
            <text:p>1.95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VS_dec + FR_rest + SG_lvl <text:s/>+ L_cplex</text:p>
          </table:table-cell>
          <table:table-cell table:style-name="ce33" office:value-type="string" calcext:value-type="string">
            <text:p>R = 2.68, Scale = 1.2, iter = 66</text:p>
          </table:table-cell>
          <table:table-cell table:style-name="ce72" table:formula="of:=100*ABS([.B97]-[.B21]) / [.B21]" office:value-type="float" office:value="4.06294034758102" calcext:value-type="float">
            <text:p>4.0629</text:p>
          </table:table-cell>
          <table:table-cell table:style-name="ce74" table:formula="of:=AVERAGE([.J93:.J97])" office:value-type="float" office:value="5.71741704964876" calcext:value-type="float">
            <text:p>5.71741704964876</text:p>
          </table:table-cell>
          <table:table-cell office:value-type="string" calcext:value-type="string">
            <text:p>Palt, Var. Separating <text:s/>Decomposition, Gradien Objectve Estimate Coordination</text:p>
          </table:table-cell>
          <table:table-cell table:style-name="ce74" table:formula="of:=AVERAGE([.F93:.F97])" office:value-type="float" office:value="1.966" calcext:value-type="float">
            <text:p>1.966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79.36" calcext:value-type="float">
            <text:p>79.36</text:p>
          </table:table-cell>
          <table:table-cell table:style-name="ce21" office:value-type="string" calcext:value-type="string">
            <text:p>CCV: 9; RCV: 0</text:p>
          </table:table-cell>
          <table:table-cell table:style-name="ce21" office:value-type="float" office:value="94.93" calcext:value-type="float">
            <text:p>94.93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0.09" calcext:value-type="float">
            <text:p>0.09</text:p>
          </table:table-cell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ng_GLPK + FlowRateAllocating_IPOPT</text:p>
          </table:table-cell>
          <table:table-cell table:style-name="ce31" office:value-type="string" calcext:value-type="string">
            <text:p>UB INVALID FOR BnB</text:p>
          </table:table-cell>
          <table:table-cell table:style-name="ce71" table:formula="of:=100*ABS([.B99]-[.B11]) / [.B11]" office:value-type="float" office:value="11.448337424682" calcext:value-type="float">
            <text:p>11.4483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CCV: 11; RCV: 0</text:p>
          </table:table-cell>
          <table:table-cell office:value-type="float" office:value="95.11" calcext:value-type="float">
            <text:p>95.11</text:p>
          </table:table-cell>
          <table:table-cell office:value-type="string" calcext:value-type="string">
            <text:p>CCV: 0; RCV: 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100]-[.B12]) / [.B12]" office:value-type="float" office:value="10.0847835787595" calcext:value-type="float">
            <text:p>10.0848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77.35" calcext:value-type="float">
            <text:p>77.35</text:p>
          </table:table-cell>
          <table:table-cell office:value-type="string" calcext:value-type="string">
            <text:p>CCV: 10; RCV: 0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CCV: 0; RCV: 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101]-[.B13]) / [.B13]" office:value-type="float" office:value="7.56453154875718" calcext:value-type="float">
            <text:p>7.5645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CCV: 14; RCV: 0</text:p>
          </table:table-cell>
          <table:table-cell office:value-type="float" office:value="92.18" calcext:value-type="float">
            <text:p>92.18</text:p>
          </table:table-cell>
          <table:table-cell office:value-type="string" calcext:value-type="string">
            <text:p>CCV: 0; RCV: 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102]-[.B14]) / [.B14]" office:value-type="float" office:value="5.6312981624185" calcext:value-type="float">
            <text:p>5.6313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78.99" calcext:value-type="float">
            <text:p>78.99</text:p>
          </table:table-cell>
          <table:table-cell table:style-name="ce22" office:value-type="string" calcext:value-type="string">
            <text:p>CCV: 5; RCV: 0</text:p>
          </table:table-cell>
          <table:table-cell table:style-name="ce22" office:value-type="float" office:value="92.81" calcext:value-type="float">
            <text:p>92.81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0.07" calcext:value-type="float">
            <text:p>0.07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ng_GLPK + FlowRateAllocating_IPOPT</text:p>
          </table:table-cell>
          <table:table-cell table:style-name="ce33" office:value-type="string" calcext:value-type="string">
            <text:p>UB INVALID FOR BnB</text:p>
          </table:table-cell>
          <table:table-cell table:style-name="ce72" table:formula="of:=100*ABS([.B103]-[.B15]) / [.B15]" office:value-type="float" office:value="7.24518553311414" calcext:value-type="float">
            <text:p>7.2452</text:p>
          </table:table-cell>
          <table:table-cell table:style-name="ce74" table:formula="of:=AVERAGE([.J99:.J103])" office:value-type="float" office:value="8.39482724954626" calcext:value-type="float">
            <text:p>8.39482724954626</text:p>
          </table:table-cell>
          <table:table-cell/>
          <table:table-cell table:style-name="ce74" table:formula="of:=AVERAGE([.F99:.F103])" office:value-type="float" office:value="0.08" calcext:value-type="float">
            <text:p>0.08</text:p>
          </table:table-cell>
          <table:table-cell table:number-columns-repeated="51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73.1" calcext:value-type="float">
            <text:p>73.1</text:p>
          </table:table-cell>
          <table:table-cell table:style-name="ce21" office:value-type="string" calcext:value-type="string">
            <text:p>CCV: 14; RCV: 0</text:p>
          </table:table-cell>
          <table:table-cell table:style-name="ce21" office:value-type="float" office:value="96.06" calcext:value-type="float">
            <text:p>96.06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4.86" calcext:value-type="float">
            <text:p>4.86</text:p>
          </table:table-cell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ing_Dijkstra + FlowRateAllocating_IPOPT</text:p>
          </table:table-cell>
          <table:table-cell table:style-name="ce31"/>
          <table:table-cell table:style-name="ce71" table:formula="of:=100*ABS([.B105]-[.B11]) / [.B11]" office:value-type="float" office:value="18.4333854050435" calcext:value-type="float">
            <text:p>18.4334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71.41" calcext:value-type="float">
            <text:p>71.41</text:p>
          </table:table-cell>
          <table:table-cell office:value-type="string" calcext:value-type="string">
            <text:p>CCV: 14; RCV: 0</text:p>
          </table:table-cell>
          <table:table-cell office:value-type="float" office:value="103.29" calcext:value-type="float">
            <text:p>103.29</text:p>
          </table:table-cell>
          <table:table-cell office:value-type="string" calcext:value-type="string">
            <text:p>CCV: 0; RCV: 0</text:p>
          </table:table-cell>
          <table:table-cell office:value-type="float" office:value="4.76" calcext:value-type="float">
            <text:p>4.7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106]-[.B12]) / [.B12]" office:value-type="float" office:value="20.3369031682285" calcext:value-type="float">
            <text:p>20.3369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69.65" calcext:value-type="float">
            <text:p>69.65</text:p>
          </table:table-cell>
          <table:table-cell office:value-type="string" calcext:value-type="string">
            <text:p>CCV: 15; RCV: 0</text:p>
          </table:table-cell>
          <table:table-cell office:value-type="float" office:value="94.56" calcext:value-type="float">
            <text:p>94.56</text:p>
          </table:table-cell>
          <table:table-cell office:value-type="string" calcext:value-type="string">
            <text:p>CCV: 0; RCV: 0</text:p>
          </table:table-cell>
          <table:table-cell office:value-type="float" office:value="4.48" calcext:value-type="float">
            <text:p>4.4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107]-[.B13]) / [.B13]" office:value-type="float" office:value="16.7662523900574" calcext:value-type="float">
            <text:p>16.7663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70.35" calcext:value-type="float">
            <text:p>70.35</text:p>
          </table:table-cell>
          <table:table-cell office:value-type="string" calcext:value-type="string">
            <text:p>CCV: 16; RCV: 0</text:p>
          </table:table-cell>
          <table:table-cell office:value-type="float" office:value="94.79" calcext:value-type="float">
            <text:p>94.79</text:p>
          </table:table-cell>
          <table:table-cell office:value-type="string" calcext:value-type="string">
            <text:p>CCV: 0; RCV: 0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108]-[.B14]) / [.B14]" office:value-type="float" office:value="16.597510373444" calcext:value-type="float">
            <text:p>16.5975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73.47" calcext:value-type="float">
            <text:p>73.47</text:p>
          </table:table-cell>
          <table:table-cell table:style-name="ce22" office:value-type="string" calcext:value-type="string">
            <text:p>CCV: 13; RCV: 0</text:p>
          </table:table-cell>
          <table:table-cell table:style-name="ce22" office:value-type="float" office:value="97.44" calcext:value-type="float">
            <text:p>97.44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5.37" calcext:value-type="float">
            <text:p>5.37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ing_Dijkstra + FlowRateAllocating_IPOPT</text:p>
          </table:table-cell>
          <table:table-cell table:style-name="ce33"/>
          <table:table-cell table:style-name="ce72" table:formula="of:=100*ABS([.B109]-[.B15]) / [.B15]" office:value-type="float" office:value="13.7271019257868" calcext:value-type="float">
            <text:p>13.7271</text:p>
          </table:table-cell>
          <table:table-cell table:style-name="ce74" table:formula="of:=AVERAGE([.J105:.J109])" office:value-type="float" office:value="17.172230652512" calcext:value-type="float">
            <text:p>17.172230652512</text:p>
          </table:table-cell>
          <table:table-cell office:value-type="string" calcext:value-type="string">
            <text:p>Dijkstra algorithm based heuristic</text:p>
          </table:table-cell>
          <table:table-cell table:style-name="ce74" table:formula="of:=AVERAGE([.F105:.F109])" office:value-type="float" office:value="4.626" calcext:value-type="float">
            <text:p>4.626</text:p>
          </table:table-cell>
          <table:table-cell table:number-columns-repeated="51"/>
        </table:table-row>
        <table:table-row table:style-name="ro2" table:number-rows-repeated="5">
          <table:table-cell table:style-name="Default" table:number-columns-repeated="9"/>
          <table:table-cell table:number-columns-repeated="55"/>
        </table:table-row>
        <table:table-row table:style-name="ro2" table:number-rows-repeated="104846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ediumNetwor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50" table:default-cell-style-name="ce1"/>
        <table:table-row table:style-name="ro1">
          <table:table-cell table:style-name="ce2" office:value-type="string" calcext:value-type="string" table:number-columns-spanned="8" table:number-rows-spanned="1">
            <text:p>Network description</text:p>
          </table:table-cell>
          <table:covered-table-cell table:number-columns-repeated="6" table:style-name="ce14"/>
          <table:covered-table-cell table:style-name="ce23"/>
          <table:table-cell table:number-columns-repeated="56"/>
        </table:table-row>
        <table:table-row table:style-name="ro1">
          <table:table-cell table:style-name="ce3" office:value-type="string" calcext:value-type="string">
            <text:p>Nodes Numbers:</text:p>
          </table:table-cell>
          <table:table-cell table:style-name="ce15" office:value-type="string" calcext:value-type="string">
            <text:p>Arcs Numbers:</text:p>
          </table:table-cell>
          <table:table-cell table:style-name="ce15" office:value-type="string" calcext:value-type="string">
            <text:p>External Arcs:</text:p>
          </table:table-cell>
          <table:table-cell table:style-name="ce15" office:value-type="string" calcext:value-type="string">
            <text:p>Nodes Sum:</text:p>
          </table:table-cell>
          <table:table-cell table:style-name="ce15" office:value-type="string" calcext:value-type="string">
            <text:p>Arcs Sum:</text:p>
          </table:table-cell>
          <table:table-cell table:style-name="ce15" office:value-type="string" calcext:value-type="string">
            <text:p>Flows:</text:p>
          </table:table-cell>
          <table:table-cell table:style-name="ce15" office:value-type="string" calcext:value-type="string">
            <text:p>Flow Rate Bounds:</text:p>
          </table:table-cell>
          <table:table-cell table:style-name="ce24" office:value-type="string" calcext:value-type="string">
            <text:p>Capacity Bounds: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4" office:value-type="string" calcext:value-type="string">
            <text:p>[3, 12, 6, 4, 9. 8, 4, 3]</text:p>
          </table:table-cell>
          <table:table-cell table:style-name="ce16" office:value-type="string" calcext:value-type="string">
            <text:p>[8, 32, 22, 12, 16, 20, 12, 6]</text:p>
          </table:table-cell>
          <table:table-cell table:style-name="ce16" office:value-type="string" calcext:value-type="string">
            <text:p>[3, 3, 2, 2, 1, 2, 1, 1]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[0.01; 3]</text:p>
          </table:table-cell>
          <table:table-cell table:style-name="ce25" office:value-type="string" calcext:value-type="string">
            <text:p>[0.3; 1]</text:p>
          </table:table-cell>
          <table:table-cell table:number-columns-repeated="56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Primal</text:p>
          </table:table-cell>
          <table:covered-table-cell table:number-columns-repeated="7" table:style-name="ce17"/>
          <table:table-cell table:style-name="ce26"/>
          <table:table-cell table:number-columns-repeated="55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1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478.79" calcext:value-type="float">
            <text:p>478.79</text:p>
          </table:table-cell>
          <table:table-cell table:style-name="ce19" office:value-type="string" calcext:value-type="string">
            <text:p>Linearized Constraints</text:p>
          </table:table-cell>
          <table:table-cell table:style-name="ce19" office:value-type="string" calcext:value-type="string">
            <text:p>cplex</text:p>
          </table:table-cell>
          <table:table-cell table:style-name="ce28"/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1111.43" calcext:value-type="float">
            <text:p>1111.4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/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6.62" calcext:value-type="float">
            <text:p>246.62</text:p>
          </table:table-cell>
          <table:table-cell office:value-type="string" calcext:value-type="string">
            <text:p>CCV: 0; RCV: 0</text:p>
          </table:table-cell>
          <table:table-cell office:value-type="float" office:value="2000.15" calcext:value-type="float">
            <text:p>2000.1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8.7" calcext:value-type="float">
            <text:p>248.7</text:p>
          </table:table-cell>
          <table:table-cell office:value-type="string" calcext:value-type="string">
            <text:p>CCV: 0; RCV: 0</text:p>
          </table:table-cell>
          <table:table-cell office:value-type="float" office:value="2000.08" calcext:value-type="float">
            <text:p>2000.08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555" calcext:value-type="float">
            <text:p>555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52.98" calcext:value-type="float">
            <text:p>252.98</text:p>
          </table:table-cell>
          <table:table-cell office:value-type="string" calcext:value-type="string">
            <text:p>CCV: 0; RCV: 0</text:p>
          </table:table-cell>
          <table:table-cell office:value-type="float" office:value="2000.12" calcext:value-type="float">
            <text:p>2000.12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666" calcext:value-type="float">
            <text:p>666</text:p>
          </table:table-cell>
          <table:table-cell table:style-name="ce36" office:value-type="float" office:value="240.24" calcext:value-type="float">
            <text:p>240.24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40.24" calcext:value-type="float">
            <text:p>240.24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496.38" calcext:value-type="float">
            <text:p>496.38</text:p>
          </table:table-cell>
          <table:table-cell table:style-name="ce36" office:value-type="string" calcext:value-type="string">
            <text:p>Linearized Constraints</text:p>
          </table:table-cell>
          <table:table-cell table:style-name="ce36" office:value-type="string" calcext:value-type="string">
            <text:p>cplex</text:p>
          </table:table-cell>
          <table:table-cell table:style-name="ce38"/>
          <table:table-cell table:number-columns-repeated="55"/>
        </table:table-row>
        <table:table-row table:style-name="ro2">
          <table:table-cell table:style-name="ce34" office:value-type="float" office:value="777" calcext:value-type="float">
            <text:p>777</text:p>
          </table:table-cell>
          <table:table-cell table:style-name="ce36"/>
          <table:table-cell table:style-name="ce36" office:value-type="string" calcext:value-type="string">
            <text:p>CCV: 0; RCV: 0</text:p>
          </table:table-cell>
          <table:table-cell table:style-name="ce36" office:value-type="float" office:value="246.6" calcext:value-type="float">
            <text:p>246.6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43" calcext:value-type="float">
            <text:p>2000.43</text:p>
          </table:table-cell>
          <table:table-cell table:style-name="ce36" office:value-type="string" calcext:value-type="string">
            <text:p>Linearized Constraints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34" office:value-type="float" office:value="888" calcext:value-type="float">
            <text:p>888</text:p>
          </table:table-cell>
          <table:table-cell table:style-name="ce36"/>
          <table:table-cell table:style-name="ce36" office:value-type="string" calcext:value-type="string">
            <text:p>CCV: 0; RCV: 0</text:p>
          </table:table-cell>
          <table:table-cell table:style-name="ce36" office:value-type="float" office:value="238.53" calcext:value-type="float">
            <text:p>238.53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18" calcext:value-type="float">
            <text:p>2000.18</text:p>
          </table:table-cell>
          <table:table-cell table:style-name="ce36" office:value-type="string" calcext:value-type="string">
            <text:p>Linearized Constraints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35" office:value-type="float" office:value="999" calcext:value-type="float">
            <text:p>999</text:p>
          </table:table-cell>
          <table:table-cell table:style-name="ce37"/>
          <table:table-cell table:style-name="ce37" office:value-type="string" calcext:value-type="string">
            <text:p>CCV: 0; RCV: 0</text:p>
          </table:table-cell>
          <table:table-cell table:style-name="ce37" office:value-type="float" office:value="258.38" calcext:value-type="float">
            <text:p>258.38</text:p>
          </table:table-cell>
          <table:table-cell table:style-name="ce37" office:value-type="string" calcext:value-type="string">
            <text:p>CCV: 0; RCV: 0</text:p>
          </table:table-cell>
          <table:table-cell table:style-name="ce37" office:value-type="float" office:value="2000.48" calcext:value-type="float">
            <text:p>2000.48</text:p>
          </table:table-cell>
          <table:table-cell table:style-name="ce37" office:value-type="string" calcext:value-type="string">
            <text:p>Linearized Constraints</text:p>
          </table:table-cell>
          <table:table-cell table:style-name="ce37" office:value-type="string" calcext:value-type="string">
            <text:p>cplex</text:p>
          </table:table-cell>
          <table:table-cell table:style-name="ce39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/>
          <table:table-cell table:style-name="ce19" office:value-type="string" calcext:value-type="string">
            <text:p>CCV: 0; RCV: 0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2000.6" calcext:value-type="float">
            <text:p>2000.6</text:p>
          </table:table-cell>
          <table:table-cell table:style-name="ce19" office:value-type="string" calcext:value-type="string">
            <text:p>Alternative</text:p>
          </table:table-cell>
          <table:table-cell table:style-name="ce19" office:value-type="string" calcext:value-type="string">
            <text:p>cplex</text:p>
          </table:table-cell>
          <table:table-cell table:style-name="ce2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2000.26" calcext:value-type="float">
            <text:p>2000.26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6.62" calcext:value-type="float">
            <text:p>246.62</text:p>
          </table:table-cell>
          <table:table-cell office:value-type="string" calcext:value-type="string">
            <text:p>CCV: 0; RCV: 0</text:p>
          </table:table-cell>
          <table:table-cell office:value-type="float" office:value="2000.55" calcext:value-type="float">
            <text:p>2000.55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8.66" calcext:value-type="float">
            <text:p>248.66</text:p>
          </table:table-cell>
          <table:table-cell office:value-type="string" calcext:value-type="string">
            <text:p>CCV: 0; RCV: 0</text:p>
          </table:table-cell>
          <table:table-cell office:value-type="float" office:value="2000.47" calcext:value-type="float">
            <text:p>2000.47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555" calcext:value-type="float">
            <text:p>555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52.98" calcext:value-type="float">
            <text:p>252.98</text:p>
          </table:table-cell>
          <table:table-cell office:value-type="string" calcext:value-type="string">
            <text:p>CCV: 0; RCV: 0</text:p>
          </table:table-cell>
          <table:table-cell office:value-type="float" office:value="2000.34" calcext:value-type="float">
            <text:p>2000.34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666" calcext:value-type="float">
            <text:p>666</text:p>
          </table:table-cell>
          <table:table-cell table:style-name="ce36"/>
          <table:table-cell table:style-name="ce36" office:value-type="string" calcext:value-type="string">
            <text:p>CCV: 0; RCV: 0</text:p>
          </table:table-cell>
          <table:table-cell table:style-name="ce36" office:value-type="float" office:value="240.24" calcext:value-type="float">
            <text:p>240.24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57" calcext:value-type="float">
            <text:p>2000.57</text:p>
          </table:table-cell>
          <table:table-cell table:style-name="ce36" office:value-type="string" calcext:value-type="string">
            <text:p>Alternative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777" calcext:value-type="float">
            <text:p>777</text:p>
          </table:table-cell>
          <table:table-cell table:style-name="ce36"/>
          <table:table-cell table:style-name="ce36" office:value-type="string" calcext:value-type="string">
            <text:p>CCV: 0; RCV: 0</text:p>
          </table:table-cell>
          <table:table-cell table:style-name="ce36" office:value-type="float" office:value="246.6" calcext:value-type="float">
            <text:p>246.6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14" calcext:value-type="float">
            <text:p>2000.14</text:p>
          </table:table-cell>
          <table:table-cell table:style-name="ce36" office:value-type="string" calcext:value-type="string">
            <text:p>Alternative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4" office:value-type="float" office:value="888" calcext:value-type="float">
            <text:p>888</text:p>
          </table:table-cell>
          <table:table-cell table:style-name="ce36"/>
          <table:table-cell table:style-name="ce36" office:value-type="string" calcext:value-type="string">
            <text:p>CCV: 0; RCV: 0</text:p>
          </table:table-cell>
          <table:table-cell table:style-name="ce36" office:value-type="float" office:value="238.48" calcext:value-type="float">
            <text:p>238.48</text:p>
          </table:table-cell>
          <table:table-cell table:style-name="ce36" office:value-type="string" calcext:value-type="string">
            <text:p>CCV: 0; RCV: 0</text:p>
          </table:table-cell>
          <table:table-cell table:style-name="ce36" office:value-type="float" office:value="2000.38" calcext:value-type="float">
            <text:p>2000.38</text:p>
          </table:table-cell>
          <table:table-cell table:style-name="ce36" office:value-type="string" calcext:value-type="string">
            <text:p>Alternative</text:p>
          </table:table-cell>
          <table:table-cell table:style-name="ce36" office:value-type="string" calcext:value-type="string">
            <text:p>cplex</text:p>
          </table:table-cell>
          <table:table-cell table:style-name="ce3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35" office:value-type="float" office:value="999" calcext:value-type="float">
            <text:p>999</text:p>
          </table:table-cell>
          <table:table-cell table:style-name="ce37"/>
          <table:table-cell table:style-name="ce37" office:value-type="string" calcext:value-type="string">
            <text:p>CCV: 0; RCV: 0</text:p>
          </table:table-cell>
          <table:table-cell table:style-name="ce37" office:value-type="float" office:value="258.38" calcext:value-type="float">
            <text:p>258.38</text:p>
          </table:table-cell>
          <table:table-cell table:style-name="ce37" office:value-type="string" calcext:value-type="string">
            <text:p>CCV: 0; RCV: 0</text:p>
          </table:table-cell>
          <table:table-cell table:style-name="ce37" office:value-type="float" office:value="2000.55" calcext:value-type="float">
            <text:p>2000.55</text:p>
          </table:table-cell>
          <table:table-cell table:style-name="ce37" office:value-type="string" calcext:value-type="string">
            <text:p>Alternative</text:p>
          </table:table-cell>
          <table:table-cell table:style-name="ce37" office:value-type="string" calcext:value-type="string">
            <text:p>cplex</text:p>
          </table:table-cell>
          <table:table-cell table:style-name="ce39" office:value-type="string" calcext:value-type="string">
            <text:p>Timeout</text:p>
          </table:table-cell>
          <table:table-cell table:number-columns-repeated="55"/>
        </table:table-row>
        <table:table-row table:style-name="ro2" table:number-rows-repeated="2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Decomposition</text:p>
          </table:table-cell>
          <table:covered-table-cell table:number-columns-repeated="7" table:style-name="ce17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1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style-name="ce27" office:value-type="string" calcext:value-type="string">
            <text:p>Duality Gap:</text:p>
          </table:table-cell>
          <table:table-cell table:number-columns-repeated="54"/>
        </table:table-row>
        <table:table-row table:style-name="ro4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9.03" calcext:value-type="float">
            <text:p>239.03</text:p>
          </table:table-cell>
          <table:table-cell table:style-name="ce21" office:value-type="string" calcext:value-type="string">
            <text:p>CCV: 17; RCV: 0</text:p>
          </table:table-cell>
          <table:table-cell table:style-name="ce21" office:value-type="float" office:value="250.01" calcext:value-type="float">
            <text:p>250.01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54.07" calcext:value-type="float">
            <text:p>154.07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6.0, iter = 66</text:p>
          </table:table-cell>
          <table:table-cell table:style-name="ce71" table:formula="of:=100*ABS([.B35]-[.D11]) / [.D11]" office:value-type="float" office:value="3.25805407155578" calcext:value-type="float">
            <text:p>3.2581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3.17" calcext:value-type="float">
            <text:p>233.17</text:p>
          </table:table-cell>
          <table:table-cell office:value-type="string" calcext:value-type="string">
            <text:p>CCV: 17; RCV: 0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 office:value-type="float" office:value="130.02" calcext:value-type="float">
            <text:p>130.02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36]-[.D12]) / [.D12]" office:value-type="float" office:value="2.76074898869845" calcext:value-type="float">
            <text:p>2.7607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41.33" calcext:value-type="float">
            <text:p>241.33</text:p>
          </table:table-cell>
          <table:table-cell office:value-type="string" calcext:value-type="string">
            <text:p>CCV: 15; RCV: 0</text:p>
          </table:table-cell>
          <table:table-cell office:value-type="float" office:value="250.82" calcext:value-type="float">
            <text:p>250.82</text:p>
          </table:table-cell>
          <table:table-cell office:value-type="string" calcext:value-type="string">
            <text:p>CCV: 0; RCV: 0</text:p>
          </table:table-cell>
          <table:table-cell office:value-type="float" office:value="137.3" calcext:value-type="float">
            <text:p>137.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37]-[.D13]) / [.D13]" office:value-type="float" office:value="2.14500040548211" calcext:value-type="float">
            <text:p>2.1450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4.93" calcext:value-type="float">
            <text:p>234.93</text:p>
          </table:table-cell>
          <table:table-cell office:value-type="string" calcext:value-type="string">
            <text:p>CCV: 14; RCV: 0</text:p>
          </table:table-cell>
          <table:table-cell office:value-type="float" office:value="252.54" calcext:value-type="float">
            <text:p>252.54</text:p>
          </table:table-cell>
          <table:table-cell office:value-type="string" calcext:value-type="string">
            <text:p>CCV: 0; RCV: 0</text:p>
          </table:table-cell>
          <table:table-cell office:value-type="float" office:value="205.87" calcext:value-type="float">
            <text:p>205.87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38]-[.D14]) / [.D14]" office:value-type="float" office:value="5.53679131483715" calcext:value-type="float">
            <text:p>5.5368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50.49" calcext:value-type="float">
            <text:p>250.49</text:p>
          </table:table-cell>
          <table:table-cell table:style-name="ce22" office:value-type="string" calcext:value-type="string">
            <text:p>CCV: 13; RCV: 0</text:p>
          </table:table-cell>
          <table:table-cell table:style-name="ce22" office:value-type="float" office:value="257.5" calcext:value-type="float">
            <text:p>257.5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141.15" calcext:value-type="float">
            <text:p>141.15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6.0, iter = 66</text:p>
          </table:table-cell>
          <table:table-cell table:style-name="ce72" table:formula="of:=100*ABS([.B39]-[.D15]) / [.D15]" office:value-type="float" office:value="0.984267531030113" calcext:value-type="float">
            <text:p>0.9843</text:p>
          </table:table-cell>
          <table:table-cell table:style-name="ce74" table:formula="of:=AVERAGE([.J35:.J39])" office:value-type="float" office:value="2.93697246232072" calcext:value-type="float">
            <text:p>2.9369724623207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8.97" calcext:value-type="float">
            <text:p>238.97</text:p>
          </table:table-cell>
          <table:table-cell table:style-name="ce21" office:value-type="string" calcext:value-type="string">
            <text:p>CCV: 16; RCV: 0</text:p>
          </table:table-cell>
          <table:table-cell table:style-name="ce21" office:value-type="float" office:value="250.28" calcext:value-type="float">
            <text:p>250.28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345.64" calcext:value-type="float">
            <text:p>345.64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6.0, iter = 66</text:p>
          </table:table-cell>
          <table:table-cell table:style-name="ce71" table:formula="of:=100*ABS([.B41]-[.D21]) / [.D21]" office:value-type="float" office:value="3.28233770438725" calcext:value-type="float">
            <text:p>3.2823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3.11" calcext:value-type="float">
            <text:p>233.11</text:p>
          </table:table-cell>
          <table:table-cell office:value-type="string" calcext:value-type="string">
            <text:p>CCV: 14; RCV: 0</text:p>
          </table:table-cell>
          <table:table-cell office:value-type="float" office:value="242.78" calcext:value-type="float">
            <text:p>242.78</text:p>
          </table:table-cell>
          <table:table-cell office:value-type="string" calcext:value-type="string">
            <text:p>CCV: 0; RCV: 0</text:p>
          </table:table-cell>
          <table:table-cell office:value-type="float" office:value="201.82" calcext:value-type="float">
            <text:p>201.82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42]-[.D22]) / [.D22]" office:value-type="float" office:value="2.78577088285582" calcext:value-type="float">
            <text:p>2.7858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41.35" calcext:value-type="float">
            <text:p>241.35</text:p>
          </table:table-cell>
          <table:table-cell office:value-type="string" calcext:value-type="string">
            <text:p>CCV: 14; RCV: 0</text:p>
          </table:table-cell>
          <table:table-cell office:value-type="float" office:value="249.96" calcext:value-type="float">
            <text:p>249.96</text:p>
          </table:table-cell>
          <table:table-cell office:value-type="string" calcext:value-type="string">
            <text:p>CCV: 0; RCV: 0</text:p>
          </table:table-cell>
          <table:table-cell office:value-type="float" office:value="204.16" calcext:value-type="float">
            <text:p>204.16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43]-[.D23]) / [.D23]" office:value-type="float" office:value="2.13689076311735" calcext:value-type="float">
            <text:p>2.1369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4.99" calcext:value-type="float">
            <text:p>234.99</text:p>
          </table:table-cell>
          <table:table-cell office:value-type="string" calcext:value-type="string">
            <text:p>CCV: 17; RCV: 0</text:p>
          </table:table-cell>
          <table:table-cell office:value-type="float" office:value="252.42" calcext:value-type="float">
            <text:p>252.42</text:p>
          </table:table-cell>
          <table:table-cell office:value-type="string" calcext:value-type="string">
            <text:p>CCV: 0; RCV: 0</text:p>
          </table:table-cell>
          <table:table-cell office:value-type="float" office:value="230.01" calcext:value-type="float">
            <text:p>230.0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style-name="ce71" table:formula="of:=100*ABS([.B44]-[.D24]) / [.D24]" office:value-type="float" office:value="5.49746642001126" calcext:value-type="float">
            <text:p>5.4975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49" calcext:value-type="float">
            <text:p>249</text:p>
          </table:table-cell>
          <table:table-cell table:style-name="ce22" office:value-type="string" calcext:value-type="string">
            <text:p>CCV: 15; RCV: 0</text:p>
          </table:table-cell>
          <table:table-cell table:style-name="ce22" office:value-type="float" office:value="255.32" calcext:value-type="float">
            <text:p>255.32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25.91" calcext:value-type="float">
            <text:p>225.91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6.0, iter = 66</text:p>
          </table:table-cell>
          <table:table-cell table:style-name="ce72" table:formula="of:=100*ABS([.B45]-[.D25]) / [.D25]" office:value-type="float" office:value="1.5732468969879" calcext:value-type="float">
            <text:p>1.5732</text:p>
          </table:table-cell>
          <table:table-cell table:style-name="ce74" table:formula="of:=AVERAGE([.J41:.J45])" office:value-type="float" office:value="3.05514253347192" calcext:value-type="float">
            <text:p>3.05514253347192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4.52" calcext:value-type="float">
            <text:p>234.52</text:p>
          </table:table-cell>
          <table:table-cell table:style-name="ce21" office:value-type="string" calcext:value-type="string">
            <text:p>CCV: 30; RCV: 0</text:p>
          </table:table-cell>
          <table:table-cell table:style-name="ce21" office:value-type="float" office:value="250.47" calcext:value-type="float">
            <text:p>250.47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31.41" calcext:value-type="float">
            <text:p>131.41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2.68, Scale = 1.2, iter = 66</text:p>
          </table:table-cell>
          <table:table-cell table:style-name="ce71" table:formula="of:=100*ABS([.B47]-[.D11]) / [.D11]" office:value-type="float" office:value="5.08337380605472" calcext:value-type="float">
            <text:p>5.0834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0.12" calcext:value-type="float">
            <text:p>230.12</text:p>
          </table:table-cell>
          <table:table-cell office:value-type="string" calcext:value-type="string">
            <text:p>CCV: 25; RCV: 0</text:p>
          </table:table-cell>
          <table:table-cell office:value-type="float" office:value="246.14" calcext:value-type="float">
            <text:p>246.14</text:p>
          </table:table-cell>
          <table:table-cell office:value-type="string" calcext:value-type="string">
            <text:p>CCV: 0; RCV: 0</text:p>
          </table:table-cell>
          <table:table-cell office:value-type="float" office:value="108.61" calcext:value-type="float">
            <text:p>108.61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48]-[.D12]) / [.D12]" office:value-type="float" office:value="4.03269527503231" calcext:value-type="float">
            <text:p>4.0327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39.22" calcext:value-type="float">
            <text:p>239.22</text:p>
          </table:table-cell>
          <table:table-cell office:value-type="string" calcext:value-type="string">
            <text:p>CCV: 21; RCV: 0</text:p>
          </table:table-cell>
          <table:table-cell office:value-type="float" office:value="248.44" calcext:value-type="float">
            <text:p>248.44</text:p>
          </table:table-cell>
          <table:table-cell office:value-type="string" calcext:value-type="string">
            <text:p>CCV: 0; RCV: 0</text:p>
          </table:table-cell>
          <table:table-cell office:value-type="float" office:value="115.62" calcext:value-type="float">
            <text:p>115.62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49]-[.D13]) / [.D13]" office:value-type="float" office:value="3.00056767496554" calcext:value-type="float">
            <text:p>3.0006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0.37" calcext:value-type="float">
            <text:p>230.37</text:p>
          </table:table-cell>
          <table:table-cell office:value-type="string" calcext:value-type="string">
            <text:p>CCV: 22; RCV: 0</text:p>
          </table:table-cell>
          <table:table-cell office:value-type="float" office:value="251.91" calcext:value-type="float">
            <text:p>251.91</text:p>
          </table:table-cell>
          <table:table-cell office:value-type="string" calcext:value-type="string">
            <text:p>CCV: 0; RCV: 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50]-[.D14]) / [.D14]" office:value-type="float" office:value="7.37032569360675" calcext:value-type="float">
            <text:p>7.3703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45.62" calcext:value-type="float">
            <text:p>245.62</text:p>
          </table:table-cell>
          <table:table-cell table:style-name="ce22" office:value-type="string" calcext:value-type="string">
            <text:p>CCV: 15; RCV: 0</text:p>
          </table:table-cell>
          <table:table-cell table:style-name="ce22" office:value-type="float" office:value="257.05" calcext:value-type="float">
            <text:p>257.05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153.13" calcext:value-type="float">
            <text:p>153.13</text:p>
          </table:table-cell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2.68, Scale = 1.2, iter = 66</text:p>
          </table:table-cell>
          <table:table-cell table:style-name="ce72" table:formula="of:=100*ABS([.B51]-[.D15]) / [.D15]" office:value-type="float" office:value="2.9093208949324" calcext:value-type="float">
            <text:p>2.9093</text:p>
          </table:table-cell>
          <table:table-cell table:style-name="ce74" table:formula="of:=AVERAGE([.J47:.J51])" office:value-type="float" office:value="4.47925666891834" calcext:value-type="float">
            <text:p>4.47925666891834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33.88" calcext:value-type="float">
            <text:p>233.88</text:p>
          </table:table-cell>
          <table:table-cell table:style-name="ce21" office:value-type="string" calcext:value-type="string">
            <text:p>CCV: 30; RCV: 0</text:p>
          </table:table-cell>
          <table:table-cell table:style-name="ce21" office:value-type="float" office:value="251.28" calcext:value-type="float">
            <text:p>251.28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148.46" calcext:value-type="float">
            <text:p>148.46</text:p>
          </table:table-cell>
          <table:table-cell table:style-name="ce21" office:value-type="string" calcext:value-type="string">
            <text:p>Alternative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2.68, Scale = 1.2, iter = 66</text:p>
          </table:table-cell>
          <table:table-cell table:style-name="ce71" table:formula="of:=100*ABS([.B53]-[.D21]) / [.D21]" office:value-type="float" office:value="5.34239922292376" calcext:value-type="float">
            <text:p>5.3424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31.22" calcext:value-type="float">
            <text:p>231.22</text:p>
          </table:table-cell>
          <table:table-cell office:value-type="string" calcext:value-type="string">
            <text:p>CCV: 24; RCV: 0</text:p>
          </table:table-cell>
          <table:table-cell office:value-type="float" office:value="242.2" calcext:value-type="float">
            <text:p>242.2</text:p>
          </table:table-cell>
          <table:table-cell office:value-type="string" calcext:value-type="string">
            <text:p>CCV: 0; RCV: 0</text:p>
          </table:table-cell>
          <table:table-cell office:value-type="float" office:value="182.3" calcext:value-type="float">
            <text:p>182.3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54]-[.D22]) / [.D22]" office:value-type="float" office:value="3.57396054881354" calcext:value-type="float">
            <text:p>3.5740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239.59" calcext:value-type="float">
            <text:p>239.59</text:p>
          </table:table-cell>
          <table:table-cell office:value-type="string" calcext:value-type="string">
            <text:p>CCV: 19; RCV: 0</text:p>
          </table:table-cell>
          <table:table-cell office:value-type="float" office:value="248.88" calcext:value-type="float">
            <text:p>248.88</text:p>
          </table:table-cell>
          <table:table-cell office:value-type="string" calcext:value-type="string">
            <text:p>CCV: 0; RCV: 0</text:p>
          </table:table-cell>
          <table:table-cell office:value-type="float" office:value="185.31" calcext:value-type="float">
            <text:p>185.31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55]-[.D23]) / [.D23]" office:value-type="float" office:value="2.85053929121726" calcext:value-type="float">
            <text:p>2.8505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31.37" calcext:value-type="float">
            <text:p>231.37</text:p>
          </table:table-cell>
          <table:table-cell office:value-type="string" calcext:value-type="string">
            <text:p>CCV: 19; RCV: 0</text:p>
          </table:table-cell>
          <table:table-cell office:value-type="float" office:value="254.85" calcext:value-type="float">
            <text:p>254.85</text:p>
          </table:table-cell>
          <table:table-cell office:value-type="string" calcext:value-type="string">
            <text:p>CCV: 0; RCV: 0</text:p>
          </table:table-cell>
          <table:table-cell office:value-type="float" office:value="208.15" calcext:value-type="float">
            <text:p>208.15</text:p>
          </table:table-cell>
          <table:table-cell office:value-type="string" calcext:value-type="string">
            <text:p>Alternative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style-name="ce71" table:formula="of:=100*ABS([.B56]-[.D24]) / [.D24]" office:value-type="float" office:value="6.95326952465213" calcext:value-type="float">
            <text:p>6.9533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45.86" calcext:value-type="float">
            <text:p>245.86</text:p>
          </table:table-cell>
          <table:table-cell table:style-name="ce22" office:value-type="string" calcext:value-type="string">
            <text:p>CCV: 36; RCV: 0</text:p>
          </table:table-cell>
          <table:table-cell table:style-name="ce22" office:value-type="float" office:value="253.67" calcext:value-type="float">
            <text:p>253.67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233.64" calcext:value-type="float">
            <text:p>233.64</text:p>
          </table:table-cell>
          <table:table-cell table:style-name="ce22" office:value-type="string" calcext:value-type="string">
            <text:p>Alternative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2.68, Scale = 1.2, iter = 66</text:p>
          </table:table-cell>
          <table:table-cell table:style-name="ce72" table:formula="of:=100*ABS([.B57]-[.D25]) / [.D25]" office:value-type="float" office:value="2.81445173531504" calcext:value-type="float">
            <text:p>2.8145</text:p>
          </table:table-cell>
          <table:table-cell table:style-name="ce74" table:formula="of:=AVERAGE([.J53:.J57])" office:value-type="float" office:value="4.30692406458435" calcext:value-type="float">
            <text:p>4.30692406458435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212.15" calcext:value-type="float">
            <text:p>212.15</text:p>
          </table:table-cell>
          <table:table-cell table:style-name="ce21" office:value-type="string" calcext:value-type="string">
            <text:p>CCV: 26; RCV: 0</text:p>
          </table:table-cell>
          <table:table-cell table:style-name="ce21" office:value-type="float" office:value="253.75" calcext:value-type="float">
            <text:p>253.75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0.2" calcext:value-type="float">
            <text:p>0.2</text:p>
          </table:table-cell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ng_GLPK + FlowRateAllocating_IPOPT</text:p>
          </table:table-cell>
          <table:table-cell table:style-name="ce31" office:value-type="string" calcext:value-type="string">
            <text:p>UB INVALID FOR BnB</text:p>
          </table:table-cell>
          <table:table-cell table:style-name="ce71" table:formula="of:=100*ABS([.B59]-[.D11]) / [.D11]" office:value-type="float" office:value="14.137121580055" calcext:value-type="float">
            <text:p>14.1371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09.23" calcext:value-type="float">
            <text:p>209.23</text:p>
          </table:table-cell>
          <table:table-cell office:value-type="string" calcext:value-type="string">
            <text:p>CCV: 26; RCV: 0</text:p>
          </table:table-cell>
          <table:table-cell office:value-type="float" office:value="245.32" calcext:value-type="float">
            <text:p>245.32</text:p>
          </table:table-cell>
          <table:table-cell office:value-type="string" calcext:value-type="string">
            <text:p>CCV: 0; RCV: 0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60]-[.D12]) / [.D12]" office:value-type="float" office:value="12.7444847574961" calcext:value-type="float">
            <text:p>12.7445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197.39" calcext:value-type="float">
            <text:p>197.39</text:p>
          </table:table-cell>
          <table:table-cell office:value-type="string" calcext:value-type="string">
            <text:p>CCV: 30; RCV: 0</text:p>
          </table:table-cell>
          <table:table-cell office:value-type="float" office:value="249.86" calcext:value-type="float">
            <text:p>249.86</text:p>
          </table:table-cell>
          <table:table-cell office:value-type="string" calcext:value-type="string">
            <text:p>CCV: 0; RCV: 0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61]-[.D13]) / [.D13]" office:value-type="float" office:value="19.9618846808856" calcext:value-type="float">
            <text:p>19.9619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13.85" calcext:value-type="float">
            <text:p>213.85</text:p>
          </table:table-cell>
          <table:table-cell office:value-type="string" calcext:value-type="string">
            <text:p>CCV: 23; RCV: 0</text:p>
          </table:table-cell>
          <table:table-cell office:value-type="float" office:value="253.05" calcext:value-type="float">
            <text:p>253.05</text:p>
          </table:table-cell>
          <table:table-cell office:value-type="string" calcext:value-type="string">
            <text:p>CCV: 0; RCV: 0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style-name="ce71" table:formula="of:=100*ABS([.B62]-[.D14]) / [.D14]" office:value-type="float" office:value="14.0128669079212" calcext:value-type="float">
            <text:p>14.0129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21.12" calcext:value-type="float">
            <text:p>221.12</text:p>
          </table:table-cell>
          <table:table-cell table:style-name="ce22" office:value-type="string" calcext:value-type="string">
            <text:p>CCV: 29; RCV: 0</text:p>
          </table:table-cell>
          <table:table-cell table:style-name="ce22" office:value-type="float" office:value="261.08" calcext:value-type="float">
            <text:p>261.08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0.19" calcext:value-type="float">
            <text:p>0.19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ng_GLPK + FlowRateAllocating_IPOPT</text:p>
          </table:table-cell>
          <table:table-cell table:style-name="ce33" office:value-type="string" calcext:value-type="string">
            <text:p>UB INVALID FOR BnB</text:p>
          </table:table-cell>
          <table:table-cell table:style-name="ce72" table:formula="of:=100*ABS([.B63]-[.D15]) / [.D15]" office:value-type="float" office:value="12.5938809392047" calcext:value-type="float">
            <text:p>12.5939</text:p>
          </table:table-cell>
          <table:table-cell table:style-name="ce74" table:formula="of:=AVERAGE([.J59:.J63])" office:value-type="float" office:value="14.6900477731125" calcext:value-type="float">
            <text:p>14.6900477731125</text:p>
          </table:table-cell>
          <table:table-cell table:number-columns-repeated="53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199.48" calcext:value-type="float">
            <text:p>199.48</text:p>
          </table:table-cell>
          <table:table-cell table:style-name="ce21" office:value-type="string" calcext:value-type="string">
            <text:p>CCV: 28; RCV: 0</text:p>
          </table:table-cell>
          <table:table-cell table:style-name="ce21" office:value-type="float" office:value="251.52" calcext:value-type="float">
            <text:p>251.52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67.61" calcext:value-type="float">
            <text:p>67.61</text:p>
          </table:table-cell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ing_Dijkstra + FlowRateAllocating_IPOPT</text:p>
          </table:table-cell>
          <table:table-cell table:style-name="ce31"/>
          <table:table-cell table:style-name="ce71" table:formula="of:=100*ABS([.B65]-[.D11]) / [.D11]" office:value-type="float" office:value="19.2650153796341" calcext:value-type="float">
            <text:p>19.2650</text:p>
          </table:table-cell>
          <table:table-cell table:number-columns-repeated="54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 office:value-type="float" office:value="203.27" calcext:value-type="float">
            <text:p>203.27</text:p>
          </table:table-cell>
          <table:table-cell office:value-type="string" calcext:value-type="string">
            <text:p>CCV: 40; RCV: 0</text:p>
          </table:table-cell>
          <table:table-cell office:value-type="float" office:value="253.23" calcext:value-type="float">
            <text:p>253.23</text:p>
          </table:table-cell>
          <table:table-cell office:value-type="string" calcext:value-type="string">
            <text:p>CCV: 0; RCV: 0</text:p>
          </table:table-cell>
          <table:table-cell office:value-type="float" office:value="84.56" calcext:value-type="float">
            <text:p>84.56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66]-[.D12]) / [.D12]" office:value-type="float" office:value="15.2299929104633" calcext:value-type="float">
            <text:p>15.2300</text:p>
          </table:table-cell>
          <table:table-cell table:number-columns-repeated="54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 office:value-type="float" office:value="190.52" calcext:value-type="float">
            <text:p>190.52</text:p>
          </table:table-cell>
          <table:table-cell office:value-type="string" calcext:value-type="string">
            <text:p>CCV: 32; RCV: 0</text:p>
          </table:table-cell>
          <table:table-cell office:value-type="float" office:value="255.81" calcext:value-type="float">
            <text:p>255.81</text:p>
          </table:table-cell>
          <table:table-cell office:value-type="string" calcext:value-type="string">
            <text:p>CCV: 0; RCV: 0</text:p>
          </table:table-cell>
          <table:table-cell office:value-type="float" office:value="77.33" calcext:value-type="float">
            <text:p>77.33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67]-[.D13]) / [.D13]" office:value-type="float" office:value="22.7475468331847" calcext:value-type="float">
            <text:p>22.7475</text:p>
          </table:table-cell>
          <table:table-cell table:number-columns-repeated="54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 office:value-type="float" office:value="200.47" calcext:value-type="float">
            <text:p>200.47</text:p>
          </table:table-cell>
          <table:table-cell office:value-type="string" calcext:value-type="string">
            <text:p>CCV: 32; RCV: 0</text:p>
          </table:table-cell>
          <table:table-cell office:value-type="float" office:value="256.75" calcext:value-type="float">
            <text:p>256.75</text:p>
          </table:table-cell>
          <table:table-cell office:value-type="string" calcext:value-type="string">
            <text:p>CCV: 0; RCV: 0</text:p>
          </table:table-cell>
          <table:table-cell office:value-type="float" office:value="78.81" calcext:value-type="float">
            <text:p>78.81</text:p>
          </table:table-cell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style-name="ce71" table:formula="of:=100*ABS([.B68]-[.D14]) / [.D14]" office:value-type="float" office:value="19.3928427824688" calcext:value-type="float">
            <text:p>19.3928</text:p>
          </table:table-cell>
          <table:table-cell table:number-columns-repeated="54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 office:value-type="float" office:value="202.66" calcext:value-type="float">
            <text:p>202.66</text:p>
          </table:table-cell>
          <table:table-cell table:style-name="ce22" office:value-type="string" calcext:value-type="string">
            <text:p>CCV: 32; RCV: 0</text:p>
          </table:table-cell>
          <table:table-cell table:style-name="ce22" office:value-type="float" office:value="264.61" calcext:value-type="float">
            <text:p>264.61</text:p>
          </table:table-cell>
          <table:table-cell table:style-name="ce22" office:value-type="string" calcext:value-type="string">
            <text:p>CCV: 0; RCV: 0</text:p>
          </table:table-cell>
          <table:table-cell table:style-name="ce22" office:value-type="float" office:value="91.64" calcext:value-type="float">
            <text:p>91.64</text:p>
          </table:table-cell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ing_Dijkstra + FlowRateAllocating_IPOPT</text:p>
          </table:table-cell>
          <table:table-cell table:style-name="ce33"/>
          <table:table-cell table:style-name="ce72" table:formula="of:=100*ABS([.B69]-[.D15]) / [.D15]" office:value-type="float" office:value="19.89090046644" calcext:value-type="float">
            <text:p>19.8909</text:p>
          </table:table-cell>
          <table:table-cell table:style-name="ce74" table:formula="of:=AVERAGE([.J65:.J69])" office:value-type="float" office:value="19.3052596744382" calcext:value-type="float">
            <text:p>19.3052596744382</text:p>
          </table:table-cell>
          <table:table-cell table:number-columns-repeated="53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argeNetwor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6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50" table:default-cell-style-name="ce1"/>
        <table:table-row table:style-name="ro1">
          <table:table-cell table:style-name="ce2" office:value-type="string" calcext:value-type="string" table:number-columns-spanned="8" table:number-rows-spanned="1">
            <text:p>Network description</text:p>
          </table:table-cell>
          <table:covered-table-cell table:number-columns-repeated="6" table:style-name="ce14"/>
          <table:covered-table-cell table:style-name="ce23"/>
          <table:table-cell table:number-columns-repeated="56"/>
        </table:table-row>
        <table:table-row table:style-name="ro1">
          <table:table-cell table:style-name="ce3" office:value-type="string" calcext:value-type="string">
            <text:p>Nodes Numbers:</text:p>
          </table:table-cell>
          <table:table-cell table:style-name="ce15" office:value-type="string" calcext:value-type="string">
            <text:p>Arcs Numbers:</text:p>
          </table:table-cell>
          <table:table-cell table:style-name="ce15" office:value-type="string" calcext:value-type="string">
            <text:p>External Arcs:</text:p>
          </table:table-cell>
          <table:table-cell table:style-name="ce15" office:value-type="string" calcext:value-type="string">
            <text:p>Nodes Sum:</text:p>
          </table:table-cell>
          <table:table-cell table:style-name="ce15" office:value-type="string" calcext:value-type="string">
            <text:p>Arcs Sum:</text:p>
          </table:table-cell>
          <table:table-cell table:style-name="ce15" office:value-type="string" calcext:value-type="string">
            <text:p>Flows:</text:p>
          </table:table-cell>
          <table:table-cell table:style-name="ce15" office:value-type="string" calcext:value-type="string">
            <text:p>Flow Rate Bounds:</text:p>
          </table:table-cell>
          <table:table-cell table:style-name="ce24" office:value-type="string" calcext:value-type="string">
            <text:p>Capacity Bounds:</text:p>
          </table:table-cell>
          <table:table-cell table:style-name="Default" table:number-columns-repeated="4"/>
          <table:table-cell table:number-columns-repeated="52"/>
        </table:table-row>
        <table:table-row table:style-name="ro1">
          <table:table-cell table:style-name="ce4" office:value-type="string" calcext:value-type="string">
            <text:p>[3, 12, 6, 4, 9. 8, 4, 3, 10, 7]</text:p>
          </table:table-cell>
          <table:table-cell table:style-name="ce16" office:value-type="string" calcext:value-type="string">
            <text:p>[8, 32, 22, 12, 16, 20, 12, 6, 42, 23]</text:p>
          </table:table-cell>
          <table:table-cell table:style-name="ce16" office:value-type="string" calcext:value-type="string">
            <text:p>[3, 3, 2, 2, 1, 2, 1, 1, 2, 1]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string" calcext:value-type="string">
            <text:p>[0.01; 3]</text:p>
          </table:table-cell>
          <table:table-cell table:style-name="ce25" office:value-type="string" calcext:value-type="string">
            <text:p>[0.3; 1]</text:p>
          </table:table-cell>
          <table:table-cell table:number-columns-repeated="56"/>
        </table:table-row>
        <table:table-row table:style-name="ro2" table:number-rows-repeated="4">
          <table:table-cell table:number-columns-repeated="64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Primal</text:p>
          </table:table-cell>
          <table:covered-table-cell table:number-columns-repeated="7" table:style-name="ce17"/>
          <table:table-cell table:style-name="ce26"/>
          <table:table-cell table:number-columns-repeated="55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1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/>
          <table:table-cell table:style-name="ce19" office:value-type="string" calcext:value-type="string">
            <text:p>CCV: 0; RCV: 0</text:p>
          </table:table-cell>
          <table:table-cell table:style-name="ce19" office:value-type="float" office:value="812.38" calcext:value-type="float">
            <text:p>812.38</text:p>
          </table:table-cell>
          <table:table-cell table:style-name="ce19" office:value-type="string" calcext:value-type="string">
            <text:p>CCV: 0; RCV: 0</text:p>
          </table:table-cell>
          <table:table-cell table:style-name="ce19" office:value-type="float" office:value="2001.17" calcext:value-type="float">
            <text:p>2001.17</text:p>
          </table:table-cell>
          <table:table-cell table:style-name="ce19" office:value-type="string" calcext:value-type="string">
            <text:p>Linearized Constraints</text:p>
          </table:table-cell>
          <table:table-cell table:style-name="ce19" office:value-type="string" calcext:value-type="string">
            <text:p>cplex</text:p>
          </table:table-cell>
          <table:table-cell table:style-name="ce28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797.23" calcext:value-type="float">
            <text:p>797.23</text:p>
          </table:table-cell>
          <table:table-cell office:value-type="string" calcext:value-type="string">
            <text:p>CCV: 0; RCV: 0</text:p>
          </table:table-cell>
          <table:table-cell office:value-type="float" office:value="2000.46" calcext:value-type="float">
            <text:p>2000.46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823.3" calcext:value-type="float">
            <text:p>823.3</text:p>
          </table:table-cell>
          <table:table-cell office:value-type="string" calcext:value-type="string">
            <text:p>CCV: 0; RCV: 0</text:p>
          </table:table-cell>
          <table:table-cell office:value-type="float" office:value="2000.75" calcext:value-type="float">
            <text:p>2000.75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858.7" calcext:value-type="float">
            <text:p>858.7</text:p>
          </table:table-cell>
          <table:table-cell office:value-type="string" calcext:value-type="string">
            <text:p>CCV: 0; RCV: 0</text:p>
          </table:table-cell>
          <table:table-cell office:value-type="float" office:value="2000.64" calcext:value-type="float">
            <text:p>2000.64</text:p>
          </table:table-cell>
          <table:table-cell office:value-type="string" calcext:value-type="string">
            <text:p>Linearized Constraints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/>
          <table:table-cell table:style-name="ce20" office:value-type="string" calcext:value-type="string">
            <text:p>CCV: 0; RCV: 0</text:p>
          </table:table-cell>
          <table:table-cell table:style-name="ce20" office:value-type="float" office:value="809.17" calcext:value-type="float">
            <text:p>809.17</text:p>
          </table:table-cell>
          <table:table-cell table:style-name="ce20" office:value-type="string" calcext:value-type="string">
            <text:p>CCV: 0; RCV: 0</text:p>
          </table:table-cell>
          <table:table-cell table:style-name="ce20" office:value-type="float" office:value="2001.16" calcext:value-type="float">
            <text:p>2001.16</text:p>
          </table:table-cell>
          <table:table-cell table:style-name="ce20" office:value-type="string" calcext:value-type="string">
            <text:p>Linearized Constraints</text:p>
          </table:table-cell>
          <table:table-cell table:style-name="ce20" office:value-type="string" calcext:value-type="string">
            <text:p>cplex</text:p>
          </table:table-cell>
          <table:table-cell table:style-name="ce30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8" office:value-type="float" office:value="111" calcext:value-type="float">
            <text:p>111</text:p>
          </table:table-cell>
          <table:table-cell table:style-name="ce19"/>
          <table:table-cell table:style-name="ce19" office:value-type="string" calcext:value-type="string">
            <text:p>CCV: 0; RCV: 0</text:p>
          </table:table-cell>
          <table:table-cell table:style-name="ce19" office:value-type="float" office:value="247.08" calcext:value-type="float">
            <text:p>247.08</text:p>
          </table:table-cell>
          <table:table-cell table:style-name="ce19" office:value-type="string" calcext:value-type="string">
            <text:p>CCV: 0; RCV: 0</text:p>
          </table:table-cell>
          <table:table-cell table:style-name="ce19"/>
          <table:table-cell table:style-name="ce19" office:value-type="string" calcext:value-type="string">
            <text:p>Alternative</text:p>
          </table:table-cell>
          <table:table-cell table:style-name="ce19" office:value-type="string" calcext:value-type="string">
            <text:p>cplex</text:p>
          </table:table-cell>
          <table:table-cell table:style-name="ce28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9" office:value-type="float" office:value="222" calcext:value-type="float">
            <text:p>222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39.79" calcext:value-type="float">
            <text:p>239.79</text:p>
          </table:table-cell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9" office:value-type="float" office:value="333" calcext:value-type="float">
            <text:p>333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6.62" calcext:value-type="float">
            <text:p>246.62</text:p>
          </table:table-cell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style-name="Default" table:number-columns-repeated="55"/>
        </table:table-row>
        <table:table-row table:style-name="ro2">
          <table:table-cell table:style-name="ce9" office:value-type="float" office:value="444" calcext:value-type="float">
            <text:p>444</text:p>
          </table:table-cell>
          <table:table-cell/>
          <table:table-cell office:value-type="string" calcext:value-type="string">
            <text:p>CCV: 0; RCV: 0</text:p>
          </table:table-cell>
          <table:table-cell office:value-type="float" office:value="248.66" calcext:value-type="float">
            <text:p>248.66</text:p>
          </table:table-cell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Alternative</text:p>
          </table:table-cell>
          <table:table-cell office:value-type="string" calcext:value-type="string">
            <text:p>cplex</text:p>
          </table:table-cell>
          <table:table-cell table:style-name="ce29" office:value-type="string" calcext:value-type="string">
            <text:p>Timeout</text:p>
          </table:table-cell>
          <table:table-cell table:number-columns-repeated="55"/>
        </table:table-row>
        <table:table-row table:style-name="ro2">
          <table:table-cell table:style-name="ce10" office:value-type="float" office:value="555" calcext:value-type="float">
            <text:p>555</text:p>
          </table:table-cell>
          <table:table-cell table:style-name="ce20"/>
          <table:table-cell table:style-name="ce20" office:value-type="string" calcext:value-type="string">
            <text:p>CCV: 0; RCV: 0</text:p>
          </table:table-cell>
          <table:table-cell table:style-name="ce20" office:value-type="float" office:value="252.98" calcext:value-type="float">
            <text:p>252.98</text:p>
          </table:table-cell>
          <table:table-cell table:style-name="ce20" office:value-type="string" calcext:value-type="string">
            <text:p>CCV: 0; RCV: 0</text:p>
          </table:table-cell>
          <table:table-cell table:style-name="ce20"/>
          <table:table-cell table:style-name="ce20" office:value-type="string" calcext:value-type="string">
            <text:p>Alternative</text:p>
          </table:table-cell>
          <table:table-cell table:style-name="ce20" office:value-type="string" calcext:value-type="string">
            <text:p>cplex</text:p>
          </table:table-cell>
          <table:table-cell table:style-name="ce30" office:value-type="string" calcext:value-type="string">
            <text:p>Timeout</text:p>
          </table:table-cell>
          <table:table-cell table:number-columns-repeated="55"/>
        </table:table-row>
        <table:table-row table:style-name="ro2" table:number-rows-repeated="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6" office:value-type="string" calcext:value-type="string" table:number-columns-spanned="8" table:number-rows-spanned="1">
            <text:p>Numerical Results Decomposition</text:p>
          </table:table-cell>
          <table:covered-table-cell table:number-columns-repeated="7" table:style-name="ce17"/>
          <table:table-cell table:style-name="ce26"/>
          <table:table-cell table:number-columns-repeated="55"/>
        </table:table-row>
        <table:table-row table:style-name="ro2">
          <table:table-cell table:style-name="ce7" office:value-type="string" calcext:value-type="string">
            <text:p>Seed:</text:p>
          </table:table-cell>
          <table:table-cell table:style-name="ce18" office:value-type="string" calcext:value-type="string">
            <text:p>LB:</text:p>
          </table:table-cell>
          <table:table-cell table:style-name="ce18" office:value-type="string" calcext:value-type="string">
            <text:p><text:span text:style-name="T1">Feaseability LB:</text:span></text:p>
          </table:table-cell>
          <table:table-cell table:style-name="ce18" office:value-type="string" calcext:value-type="string">
            <text:p><text:span text:style-name="T1">UB:</text:span></text:p>
          </table:table-cell>
          <table:table-cell table:style-name="ce18" office:value-type="string" calcext:value-type="string">
            <text:p><text:span text:style-name="T1">Feaseability UB:</text:span></text:p>
          </table:table-cell>
          <table:table-cell table:style-name="ce18" office:value-type="string" calcext:value-type="string">
            <text:p>Time:</text:p>
          </table:table-cell>
          <table:table-cell table:style-name="ce18" office:value-type="string" calcext:value-type="string">
            <text:p>Formulation:</text:p>
          </table:table-cell>
          <table:table-cell table:style-name="ce18" office:value-type="string" calcext:value-type="string">
            <text:p>Solution Method:</text:p>
          </table:table-cell>
          <table:table-cell table:style-name="ce27" office:value-type="string" calcext:value-type="string">
            <text:p>Additional Notes:</text:p>
          </table:table-cell>
          <table:table-cell table:number-columns-repeated="55"/>
        </table:table-row>
        <table:table-row table:style-name="ro2">
          <table:table-cell table:style-name="Default" table:number-columns-repeated="9"/>
          <table:table-cell table:number-columns-repeated="55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 office:value-type="float" office:value="791.78" calcext:value-type="float">
            <text:p>791.78</text:p>
          </table:table-cell>
          <table:table-cell table:style-name="ce21" office:value-type="string" calcext:value-type="string">
            <text:p>CCV: 36; RCV: 0</text:p>
          </table:table-cell>
          <table:table-cell table:style-name="ce21" office:value-type="float" office:value="826.89" calcext:value-type="float">
            <text:p>826.89</text:p>
          </table:table-cell>
          <table:table-cell table:style-name="ce21" office:value-type="string" calcext:value-type="string">
            <text:p>CCV: 0; RCV: 0</text:p>
          </table:table-cell>
          <table:table-cell table:style-name="ce21" office:value-type="float" office:value="813.56" calcext:value-type="float">
            <text:p>813.56</text:p>
          </table:table-cell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CP_prox <text:s/>+ L_cplex + C_ipopt</text:p>
          </table:table-cell>
          <table:table-cell table:style-name="ce31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/>
          <table:table-cell office:value-type="string" calcext:value-type="string">
            <text:p>CCV: 17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/>
          <table:table-cell office:value-type="string" calcext:value-type="string">
            <text:p>CCV: 15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/>
          <table:table-cell office:value-type="string" calcext:value-type="string">
            <text:p>CCV: 14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CP_prox <text:s/>+ L_cplex + C_ipopt</text:p>
          </table:table-cell>
          <table:table-cell table:style-name="ce32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/>
          <table:table-cell table:style-name="ce22" office:value-type="string" calcext:value-type="string">
            <text:p>CCV: 13; RCV: 0</text:p>
          </table:table-cell>
          <table:table-cell table:style-name="ce22"/>
          <table:table-cell table:style-name="ce22" office:value-type="string" calcext:value-type="string">
            <text:p>CCV: 0; RCV: 0</text:p>
          </table:table-cell>
          <table:table-cell table:style-name="ce22"/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CP_prox <text:s/>+ L_cplex + C_ipopt</text:p>
          </table:table-cell>
          <table:table-cell table:style-name="ce33" office:value-type="string" calcext:value-type="string">
            <text:p>LM_max = 6.0, iter = 66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/>
          <table:table-cell table:style-name="ce21" office:value-type="string" calcext:value-type="string">
            <text:p>CCV: 30; RCV: 0</text:p>
          </table:table-cell>
          <table:table-cell table:style-name="ce21"/>
          <table:table-cell table:style-name="ce21" office:value-type="string" calcext:value-type="string">
            <text:p>CCV: 0; RCV: 0</text:p>
          </table:table-cell>
          <table:table-cell table:style-name="ce21"/>
          <table:table-cell table:style-name="ce21" office:value-type="string" calcext:value-type="string">
            <text:p>Linearized Constraints</text:p>
          </table:table-cell>
          <table:table-cell table:style-name="ce21" office:value-type="string" calcext:value-type="string">
            <text:p>D_dec + FR_rest + SG_lvl <text:s/>+ L_cplex</text:p>
          </table:table-cell>
          <table:table-cell table:style-name="ce31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4">
          <table:table-cell table:style-name="ce12" office:value-type="float" office:value="222" calcext:value-type="float">
            <text:p>222</text:p>
          </table:table-cell>
          <table:table-cell/>
          <table:table-cell office:value-type="string" calcext:value-type="string">
            <text:p>CCV: 25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/>
          <table:table-cell office:value-type="string" calcext:value-type="string">
            <text:p>CCV: 21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/>
          <table:table-cell office:value-type="string" calcext:value-type="string">
            <text:p>CCV: 22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Linearized Constraints</text:p>
          </table:table-cell>
          <table:table-cell office:value-type="string" calcext:value-type="string">
            <text:p>D_dec + FR_rest + SG_lvl <text:s/>+ L_cplex</text:p>
          </table:table-cell>
          <table:table-cell table:style-name="ce32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/>
          <table:table-cell table:style-name="ce22" office:value-type="string" calcext:value-type="string">
            <text:p>CCV: 15; RCV: 0</text:p>
          </table:table-cell>
          <table:table-cell table:style-name="ce22"/>
          <table:table-cell table:style-name="ce22" office:value-type="string" calcext:value-type="string">
            <text:p>CCV: 0; RCV: 0</text:p>
          </table:table-cell>
          <table:table-cell table:style-name="ce22"/>
          <table:table-cell table:style-name="ce22" office:value-type="string" calcext:value-type="string">
            <text:p>Linearized Constraints</text:p>
          </table:table-cell>
          <table:table-cell table:style-name="ce22" office:value-type="string" calcext:value-type="string">
            <text:p>D_dec + FR_rest + SG_lvl <text:s/>+ L_cplex</text:p>
          </table:table-cell>
          <table:table-cell table:style-name="ce33" office:value-type="string" calcext:value-type="string">
            <text:p>R = 2.68, Scale = 1.2, iter = 66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/>
          <table:table-cell table:style-name="ce21" office:value-type="string" calcext:value-type="string">
            <text:p>CCV: 26; RCV: 0</text:p>
          </table:table-cell>
          <table:table-cell table:style-name="ce21"/>
          <table:table-cell table:style-name="ce21" office:value-type="string" calcext:value-type="string">
            <text:p>CCV: 0; RCV: 0</text:p>
          </table:table-cell>
          <table:table-cell table:style-name="ce21"/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ng_GLPK + FlowRateAllocating_IPOPT</text:p>
          </table:table-cell>
          <table:table-cell table:style-name="ce31" office:value-type="string" calcext:value-type="string">
            <text:p>UB INVALID FOR BnB</text:p>
          </table:table-cell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/>
          <table:table-cell office:value-type="string" calcext:value-type="string">
            <text:p>CCV: 26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/>
          <table:table-cell office:value-type="string" calcext:value-type="string">
            <text:p>CCV: 30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/>
          <table:table-cell office:value-type="string" calcext:value-type="string">
            <text:p>CCV: 23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ng_GLPK + FlowRateAllocating_IPOPT</text:p>
          </table:table-cell>
          <table:table-cell table:style-name="ce32" office:value-type="string" calcext:value-type="string">
            <text:p>UB INVALID FOR BnB</text:p>
          </table:table-cell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/>
          <table:table-cell table:style-name="ce22" office:value-type="string" calcext:value-type="string">
            <text:p>CCV: 29; RCV: 0</text:p>
          </table:table-cell>
          <table:table-cell table:style-name="ce22"/>
          <table:table-cell table:style-name="ce22" office:value-type="string" calcext:value-type="string">
            <text:p>CCV: 0; RCV: 0</text:p>
          </table:table-cell>
          <table:table-cell table:style-name="ce22"/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ng_GLPK + FlowRateAllocating_IPOPT</text:p>
          </table:table-cell>
          <table:table-cell table:style-name="ce33" office:value-type="string" calcext:value-type="string">
            <text:p>UB INVALID FOR BnB</text:p>
          </table:table-cell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>
          <table:table-cell table:style-name="ce11" office:value-type="float" office:value="111" calcext:value-type="float">
            <text:p>111</text:p>
          </table:table-cell>
          <table:table-cell table:style-name="ce21"/>
          <table:table-cell table:style-name="ce21" office:value-type="string" calcext:value-type="string">
            <text:p>CCV: 28; RCV: 0</text:p>
          </table:table-cell>
          <table:table-cell table:style-name="ce21"/>
          <table:table-cell table:style-name="ce21" office:value-type="string" calcext:value-type="string">
            <text:p>CCV: 0; RCV: 0</text:p>
          </table:table-cell>
          <table:table-cell table:style-name="ce21"/>
          <table:table-cell table:style-name="ce21" office:value-type="string" calcext:value-type="string">
            <text:p>Original</text:p>
          </table:table-cell>
          <table:table-cell table:style-name="ce21" office:value-type="string" calcext:value-type="string">
            <text:p>Routing_Dijkstra + FlowRateAllocating_IPOPT</text:p>
          </table:table-cell>
          <table:table-cell table:style-name="ce31"/>
          <table:table-cell table:number-columns-repeated="55"/>
        </table:table-row>
        <table:table-row table:style-name="ro2">
          <table:table-cell table:style-name="ce12" office:value-type="float" office:value="222" calcext:value-type="float">
            <text:p>222</text:p>
          </table:table-cell>
          <table:table-cell/>
          <table:table-cell office:value-type="string" calcext:value-type="string">
            <text:p>CCV: 40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2" office:value-type="float" office:value="333" calcext:value-type="float">
            <text:p>333</text:p>
          </table:table-cell>
          <table:table-cell/>
          <table:table-cell office:value-type="string" calcext:value-type="string">
            <text:p>CCV: 32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2" office:value-type="float" office:value="444" calcext:value-type="float">
            <text:p>444</text:p>
          </table:table-cell>
          <table:table-cell/>
          <table:table-cell office:value-type="string" calcext:value-type="string">
            <text:p>CCV: 32; RCV: 0</text:p>
          </table:table-cell>
          <table:table-cell/>
          <table:table-cell office:value-type="string" calcext:value-type="string">
            <text:p>CCV: 0; RCV: 0</text:p>
          </table:table-cell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Routing_Dijkstra + FlowRateAllocating_IPOPT</text:p>
          </table:table-cell>
          <table:table-cell table:style-name="ce32"/>
          <table:table-cell table:number-columns-repeated="55"/>
        </table:table-row>
        <table:table-row table:style-name="ro2">
          <table:table-cell table:style-name="ce13" office:value-type="float" office:value="555" calcext:value-type="float">
            <text:p>555</text:p>
          </table:table-cell>
          <table:table-cell table:style-name="ce22"/>
          <table:table-cell table:style-name="ce22" office:value-type="string" calcext:value-type="string">
            <text:p>CCV: 32; RCV: 0</text:p>
          </table:table-cell>
          <table:table-cell table:style-name="ce22"/>
          <table:table-cell table:style-name="ce22" office:value-type="string" calcext:value-type="string">
            <text:p>CCV: 0; RCV: 0</text:p>
          </table:table-cell>
          <table:table-cell table:style-name="ce22"/>
          <table:table-cell table:style-name="ce22" office:value-type="string" calcext:value-type="string">
            <text:p>Original</text:p>
          </table:table-cell>
          <table:table-cell table:style-name="ce22" office:value-type="string" calcext:value-type="string">
            <text:p>Routing_Dijkstra + FlowRateAllocating_IPOPT</text:p>
          </table:table-cell>
          <table:table-cell table:style-name="ce33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2" table:number-rows-repeated="19">
          <table:table-cell table:style-name="Default" table:number-columns-repeated="9"/>
          <table:table-cell table:number-columns-repeated="55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1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/00/0000</text:date>, <text:time style:data-style-name="N2" text:time-value="23:49:05.563382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1T18:44:46.729724051</meta:creation-date>
    <dc:date>2020-01-19T22:05:29.664673113</dc:date>
    <meta:editing-duration>P1DT16H27M50S</meta:editing-duration>
    <meta:editing-cycles>25</meta:editing-cycles>
    <meta:generator>LibreOffice/6.3.3.2.0$Linux_X86_64 LibreOffice_project/30$Build-2</meta:generator>
    <meta:document-statistic meta:table-count="3" meta:cell-count="1512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33.708cm" svg:height="17.451cm" xlink:href=".." xlink:type="simple" chart:class="chart:bar" chart:style-name="ch1">
        <chart:legend chart:legend-position="end" svg:x="23.021cm" svg:y="2.718cm" style:legend-expansion="high" chart:style-name="ch2"/>
        <chart:plot-area chart:style-name="ch3" table:cell-range-address="'Small Network'.K31:'Small Network'.L31 'Small Network'.K37:'Small Network'.L37 'Small Network'.K43:'Small Network'.L43 'Small Network'.K49:'Small Network'.L49 'Small Network'.K55:'Small Network'.L55 'Small Network'.K61:'Small Network'.L61 'Small Network'.K67:'Small Network'.L67 'Small Network'.K73:'Small Network'.L73 'Small Network'.K79:'Small Network'.L79 'Small Network'.K85:'Small Network'.L85 'Small Network'.K91:'Small Network'.L91 'Small Network'.K97:'Small Network'.L97 'Small Network'.K109:'Small Network'.L109" chart:data-source-has-labels="column" svg:x="0.674cm" svg:y="0.349cm" svg:width="21.673cm" svg:height="16.75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486cm" svg:y="0.349cm" svg:width="20.669cm" svg:height="16.5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Small Network'.K31:'Small Network'.K31" chart:label-cell-address="'Small Network'.L31:'Small Network'.L31" chart:class="chart:bar">
            <chart:data-point/>
          </chart:series>
          <chart:series chart:style-name="ch8" chart:values-cell-range-address="'Small Network'.K37:'Small Network'.K37" chart:label-cell-address="'Small Network'.L37:'Small Network'.L37" chart:class="chart:bar">
            <chart:data-point/>
          </chart:series>
          <chart:series chart:style-name="ch9" chart:values-cell-range-address="'Small Network'.K43:'Small Network'.K43" chart:label-cell-address="'Small Network'.L43:'Small Network'.L43" chart:class="chart:bar">
            <chart:data-point/>
          </chart:series>
          <chart:series chart:style-name="ch10" chart:values-cell-range-address="'Small Network'.K49:'Small Network'.K49" chart:label-cell-address="'Small Network'.L49:'Small Network'.L49" chart:class="chart:bar">
            <chart:data-point/>
          </chart:series>
          <chart:series chart:style-name="ch11" chart:values-cell-range-address="'Small Network'.K55:'Small Network'.K55" chart:label-cell-address="'Small Network'.L55:'Small Network'.L55" chart:class="chart:bar">
            <chart:data-point/>
          </chart:series>
          <chart:series chart:style-name="ch12" chart:values-cell-range-address="'Small Network'.K61:'Small Network'.K61" chart:label-cell-address="'Small Network'.L61:'Small Network'.L61" chart:class="chart:bar">
            <chart:data-point/>
          </chart:series>
          <chart:series chart:style-name="ch13" chart:values-cell-range-address="'Small Network'.K67:'Small Network'.K67" chart:label-cell-address="'Small Network'.L67:'Small Network'.L67" chart:class="chart:bar">
            <chart:data-point/>
          </chart:series>
          <chart:series chart:style-name="ch14" chart:values-cell-range-address="'Small Network'.K73:'Small Network'.K73" chart:label-cell-address="'Small Network'.L73:'Small Network'.L73" chart:class="chart:bar">
            <chart:data-point/>
          </chart:series>
          <chart:series chart:style-name="ch15" chart:values-cell-range-address="'Small Network'.K79:'Small Network'.K79" chart:label-cell-address="'Small Network'.L79:'Small Network'.L79" chart:class="chart:bar">
            <chart:data-point/>
          </chart:series>
          <chart:series chart:style-name="ch16" chart:values-cell-range-address="'Small Network'.K85:'Small Network'.K85" chart:label-cell-address="'Small Network'.L85:'Small Network'.L85" chart:class="chart:bar">
            <chart:data-point/>
          </chart:series>
          <chart:series chart:style-name="ch17" chart:values-cell-range-address="'Small Network'.K91:'Small Network'.K91" chart:label-cell-address="'Small Network'.L91:'Small Network'.L91" chart:class="chart:bar">
            <chart:data-point/>
          </chart:series>
          <chart:series chart:style-name="ch18" chart:values-cell-range-address="'Small Network'.K97:'Small Network'.K97" chart:label-cell-address="'Small Network'.L97:'Small Network'.L97" chart:class="chart:bar">
            <chart:data-point/>
          </chart:series>
          <chart:series chart:style-name="ch7" chart:values-cell-range-address="'Small Network'.K109:'Small Network'.K109" chart:label-cell-address="'Small Network'.L109:'Small Network'.L10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cl, Demand Decomposition, Proximal Cutting Planes Coordination</text:p>
                <draw:g>
                  <svg:desc>'Small Network'.L31:'Small Network'.L31</svg:desc>
                </draw:g>
              </table:table-cell>
              <table:table-cell office:value-type="float" office:value="4.23413203913799">
                <text:p>4.23413203913799</text:p>
                <draw:g>
                  <svg:desc>'Small Network'.K31:'Small Network'.K31</svg:desc>
                </draw:g>
              </table:table-cell>
            </table:table-row>
            <table:table-row>
              <table:table-cell office:value-type="string">
                <text:p>Palt, Demand Decomposition, Proximal Cutting Planes Coordination</text:p>
                <draw:g>
                  <svg:desc>'Small Network'.L37:'Small Network'.L37</svg:desc>
                </draw:g>
              </table:table-cell>
              <table:table-cell office:value-type="float" office:value="4.19442152767032">
                <text:p>4.19442152767032</text:p>
                <draw:g>
                  <svg:desc>'Small Network'.K37:'Small Network'.K37</svg:desc>
                </draw:g>
              </table:table-cell>
            </table:table-row>
            <table:table-row>
              <table:table-cell office:value-type="string">
                <text:p>Pcl, Demand Decomposition, Gradien Objectve Estimate Coordination</text:p>
                <draw:g>
                  <svg:desc>'Small Network'.L43:'Small Network'.L43</svg:desc>
                </draw:g>
              </table:table-cell>
              <table:table-cell office:value-type="float" office:value="7.55948138376179">
                <text:p>7.55948138376179</text:p>
                <draw:g>
                  <svg:desc>'Small Network'.K43:'Small Network'.K43</svg:desc>
                </draw:g>
              </table:table-cell>
            </table:table-row>
            <table:table-row>
              <table:table-cell office:value-type="string">
                <text:p>Palt, Demand Decomposition, Gradien Objectve Estimate Coordination</text:p>
                <draw:g>
                  <svg:desc>'Small Network'.L49:'Small Network'.L49</svg:desc>
                </draw:g>
              </table:table-cell>
              <table:table-cell office:value-type="float" office:value="7.39216523720634">
                <text:p>7.39216523720634</text:p>
                <draw:g>
                  <svg:desc>'Small Network'.K49:'Small Network'.K49</svg:desc>
                </draw:g>
              </table:table-cell>
            </table:table-row>
            <table:table-row>
              <table:table-cell office:value-type="string">
                <text:p>Pcl, Subnetworks Decomposition, Proximal Cutting Planes Coordination</text:p>
                <draw:g>
                  <svg:desc>'Small Network'.L55:'Small Network'.L55</svg:desc>
                </draw:g>
              </table:table-cell>
              <table:table-cell office:value-type="float" office:value="3.51434914874447">
                <text:p>3.51434914874447</text:p>
                <draw:g>
                  <svg:desc>'Small Network'.K55:'Small Network'.K55</svg:desc>
                </draw:g>
              </table:table-cell>
            </table:table-row>
            <table:table-row>
              <table:table-cell office:value-type="string">
                <text:p>Palt, Subnetworks Decomposition, Proximal Cutting Planes Coordination</text:p>
                <draw:g>
                  <svg:desc>'Small Network'.L61:'Small Network'.L61</svg:desc>
                </draw:g>
              </table:table-cell>
              <table:table-cell office:value-type="float" office:value="3.66449334922066">
                <text:p>3.66449334922066</text:p>
                <draw:g>
                  <svg:desc>'Small Network'.K61:'Small Network'.K61</svg:desc>
                </draw:g>
              </table:table-cell>
            </table:table-row>
            <table:table-row>
              <table:table-cell office:value-type="string">
                <text:p>Pcl, Subnetworks Decomposition, Gradien Objectve Estimate Coordination</text:p>
                <draw:g>
                  <svg:desc>'Small Network'.L67:'Small Network'.L67</svg:desc>
                </draw:g>
              </table:table-cell>
              <table:table-cell office:value-type="float" office:value="4.58962473229443">
                <text:p>4.58962473229443</text:p>
                <draw:g>
                  <svg:desc>'Small Network'.K67:'Small Network'.K67</svg:desc>
                </draw:g>
              </table:table-cell>
            </table:table-row>
            <table:table-row>
              <table:table-cell office:value-type="string">
                <text:p>Palt, Subnetworks Decomposition, Gradien Objectve Estimate Coordination</text:p>
                <draw:g>
                  <svg:desc>'Small Network'.L73:'Small Network'.L73</svg:desc>
                </draw:g>
              </table:table-cell>
              <table:table-cell office:value-type="float" office:value="5.82082640831524">
                <text:p>5.82082640831524</text:p>
                <draw:g>
                  <svg:desc>'Small Network'.K73:'Small Network'.K73</svg:desc>
                </draw:g>
              </table:table-cell>
            </table:table-row>
            <table:table-row>
              <table:table-cell office:value-type="string">
                <text:p>Pcl, Var. Separating  Decomposition, Proximal Cutting Planes Coordination</text:p>
                <draw:g>
                  <svg:desc>'Small Network'.L79:'Small Network'.L79</svg:desc>
                </draw:g>
              </table:table-cell>
              <table:table-cell office:value-type="float" office:value="45.437989858295">
                <text:p>45.437989858295</text:p>
                <draw:g>
                  <svg:desc>'Small Network'.K79:'Small Network'.K79</svg:desc>
                </draw:g>
              </table:table-cell>
            </table:table-row>
            <table:table-row>
              <table:table-cell office:value-type="string">
                <text:p>Palt, Var. Separating  Decomposition, Proximal Cutting Planes Coordination</text:p>
                <draw:g>
                  <svg:desc>'Small Network'.L85:'Small Network'.L85</svg:desc>
                </draw:g>
              </table:table-cell>
              <table:table-cell office:value-type="float" office:value="5.96295602112846">
                <text:p>5.96295602112846</text:p>
                <draw:g>
                  <svg:desc>'Small Network'.K85:'Small Network'.K85</svg:desc>
                </draw:g>
              </table:table-cell>
            </table:table-row>
            <table:table-row>
              <table:table-cell office:value-type="string">
                <text:p>Pcl, Var. Separating  Decomposition, Gradien Objectve Estimate Coordination</text:p>
                <draw:g>
                  <svg:desc>'Small Network'.L91:'Small Network'.L91</svg:desc>
                </draw:g>
              </table:table-cell>
              <table:table-cell office:value-type="float" office:value="59.6121845825861">
                <text:p>59.6121845825861</text:p>
                <draw:g>
                  <svg:desc>'Small Network'.K91:'Small Network'.K91</svg:desc>
                </draw:g>
              </table:table-cell>
            </table:table-row>
            <table:table-row>
              <table:table-cell office:value-type="string">
                <text:p>Palt, Var. Separating  Decomposition, Gradien Objectve Estimate Coordination</text:p>
                <draw:g>
                  <svg:desc>'Small Network'.L97:'Small Network'.L97</svg:desc>
                </draw:g>
              </table:table-cell>
              <table:table-cell office:value-type="float" office:value="5.71741704964876">
                <text:p>5.71741704964876</text:p>
                <draw:g>
                  <svg:desc>'Small Network'.K97:'Small Network'.K97</svg:desc>
                </draw:g>
              </table:table-cell>
            </table:table-row>
            <table:table-row>
              <table:table-cell office:value-type="string">
                <text:p>Dijkstra algorithm based heuristic</text:p>
                <draw:g>
                  <svg:desc>'Small Network'.L109:'Small Network'.L109</svg:desc>
                </draw:g>
              </table:table-cell>
              <table:table-cell office:value-type="float" office:value="17.172230652512">
                <text:p>17.172230652512</text:p>
                <draw:g>
                  <svg:desc>'Small Network'.K109:'Small Network'.K109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3.725cm" svg:height="17.432cm" xlink:href=".." xlink:type="simple" chart:class="chart:bar" chart:style-name="ch1">
        <chart:legend chart:legend-position="end" svg:x="23.038cm" svg:y="2.184cm" style:legend-expansion="high" chart:style-name="ch2"/>
        <chart:plot-area chart:style-name="ch3" table:cell-range-address="'Small Network'.L15:'Small Network'.M15 'Small Network'.L21:'Small Network'.M21 'Small Network'.L31:'Small Network'.M31 'Small Network'.L37:'Small Network'.M37 'Small Network'.L43:'Small Network'.M43 'Small Network'.L49:'Small Network'.M49 'Small Network'.L55:'Small Network'.M55 'Small Network'.L61:'Small Network'.M61 'Small Network'.L67:'Small Network'.M67 'Small Network'.L73:'Small Network'.M73 'Small Network'.L79:'Small Network'.M79 'Small Network'.L85:'Small Network'.M85 'Small Network'.L91:'Small Network'.M91 'Small Network'.L97:'Small Network'.M97 'Small Network'.L109:'Small Network'.M109" chart:data-source-has-labels="column" svg:x="0.674cm" svg:y="0.348cm" svg:width="21.69cm" svg:height="16.7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66cm" svg:y="0.378cm" svg:width="20.698cm" svg:height="16.50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'Small Network'.M15:'Small Network'.M15" chart:label-cell-address="'Small Network'.L15:'Small Network'.L15" chart:class="chart:bar">
            <chart:data-point/>
          </chart:series>
          <chart:series chart:style-name="ch8" chart:values-cell-range-address="'Small Network'.M21:'Small Network'.M21" chart:label-cell-address="'Small Network'.L21:'Small Network'.L21" chart:class="chart:bar">
            <chart:data-point/>
          </chart:series>
          <chart:series chart:style-name="ch9" chart:values-cell-range-address="'Small Network'.M31:'Small Network'.M31" chart:label-cell-address="'Small Network'.L31:'Small Network'.L31" chart:class="chart:bar">
            <chart:data-point/>
          </chart:series>
          <chart:series chart:style-name="ch8" chart:values-cell-range-address="'Small Network'.M37:'Small Network'.M37" chart:label-cell-address="'Small Network'.L37:'Small Network'.L37" chart:class="chart:bar">
            <chart:data-point/>
          </chart:series>
          <chart:series chart:style-name="ch7" chart:values-cell-range-address="'Small Network'.M43:'Small Network'.M43" chart:label-cell-address="'Small Network'.L43:'Small Network'.L43" chart:class="chart:bar">
            <chart:data-point/>
          </chart:series>
          <chart:series chart:style-name="ch10" chart:values-cell-range-address="'Small Network'.M49:'Small Network'.M49" chart:label-cell-address="'Small Network'.L49:'Small Network'.L49" chart:class="chart:bar">
            <chart:data-point/>
          </chart:series>
          <chart:series chart:style-name="ch11" chart:values-cell-range-address="'Small Network'.M55:'Small Network'.M55" chart:label-cell-address="'Small Network'.L55:'Small Network'.L55" chart:class="chart:bar">
            <chart:data-point chart:style-name="ch12"/>
          </chart:series>
          <chart:series chart:style-name="ch13" chart:values-cell-range-address="'Small Network'.M61:'Small Network'.M61" chart:label-cell-address="'Small Network'.L61:'Small Network'.L61" chart:class="chart:bar">
            <chart:data-point/>
          </chart:series>
          <chart:series chart:style-name="ch14" chart:values-cell-range-address="'Small Network'.M67:'Small Network'.M67" chart:label-cell-address="'Small Network'.L67:'Small Network'.L67" chart:class="chart:bar">
            <chart:data-point/>
          </chart:series>
          <chart:series chart:style-name="ch15" chart:values-cell-range-address="'Small Network'.M73:'Small Network'.M73" chart:label-cell-address="'Small Network'.L73:'Small Network'.L73" chart:class="chart:bar">
            <chart:data-point/>
          </chart:series>
          <chart:series chart:style-name="ch16" chart:values-cell-range-address="'Small Network'.M79:'Small Network'.M79" chart:label-cell-address="'Small Network'.L79:'Small Network'.L79" chart:class="chart:bar">
            <chart:data-point/>
          </chart:series>
          <chart:series chart:style-name="ch17" chart:values-cell-range-address="'Small Network'.M85:'Small Network'.M85" chart:label-cell-address="'Small Network'.L85:'Small Network'.L85" chart:class="chart:bar">
            <chart:data-point/>
          </chart:series>
          <chart:series chart:style-name="ch18" chart:values-cell-range-address="'Small Network'.M91:'Small Network'.M91" chart:label-cell-address="'Small Network'.L91:'Small Network'.L91" chart:class="chart:bar">
            <chart:data-point/>
          </chart:series>
          <chart:series chart:style-name="ch19" chart:values-cell-range-address="'Small Network'.M97:'Small Network'.M97" chart:label-cell-address="'Small Network'.L97:'Small Network'.L97" chart:class="chart:bar">
            <chart:data-point/>
          </chart:series>
          <chart:series chart:style-name="ch9" chart:values-cell-range-address="'Small Network'.M109:'Small Network'.M109" chart:label-cell-address="'Small Network'.L109:'Small Network'.L109" chart:class="chart:bar">
            <chart:data-point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cl, No Decomposition</text:p>
                <draw:g>
                  <svg:desc>'Small Network'.L15:'Small Network'.L15</svg:desc>
                </draw:g>
              </table:table-cell>
              <table:table-cell office:value-type="float" office:value="261.882">
                <text:p>261.882</text:p>
                <draw:g>
                  <svg:desc>'Small Network'.M15:'Small Network'.M15</svg:desc>
                </draw:g>
              </table:table-cell>
            </table:table-row>
            <table:table-row>
              <table:table-cell office:value-type="string">
                <text:p>Palt, No Decomposition</text:p>
                <draw:g>
                  <svg:desc>'Small Network'.L21:'Small Network'.L21</svg:desc>
                </draw:g>
              </table:table-cell>
              <table:table-cell office:value-type="float" office:value="697.484">
                <text:p>697.484</text:p>
                <draw:g>
                  <svg:desc>'Small Network'.M21:'Small Network'.M21</svg:desc>
                </draw:g>
              </table:table-cell>
            </table:table-row>
            <table:table-row>
              <table:table-cell office:value-type="string">
                <text:p>Pcl, Demand Decomposition, Proximal Cutting Planes Coordination</text:p>
                <draw:g>
                  <svg:desc>'Small Network'.L31:'Small Network'.L31</svg:desc>
                </draw:g>
              </table:table-cell>
              <table:table-cell office:value-type="float" office:value="24.618">
                <text:p>24.618</text:p>
                <draw:g>
                  <svg:desc>'Small Network'.M31:'Small Network'.M31</svg:desc>
                </draw:g>
              </table:table-cell>
            </table:table-row>
            <table:table-row>
              <table:table-cell office:value-type="string">
                <text:p>Palt, Demand Decomposition, Proximal Cutting Planes Coordination</text:p>
                <draw:g>
                  <svg:desc>'Small Network'.L37:'Small Network'.L37</svg:desc>
                </draw:g>
              </table:table-cell>
              <table:table-cell office:value-type="float" office:value="22.592">
                <text:p>22.592</text:p>
                <draw:g>
                  <svg:desc>'Small Network'.M37:'Small Network'.M37</svg:desc>
                </draw:g>
              </table:table-cell>
            </table:table-row>
            <table:table-row>
              <table:table-cell office:value-type="string">
                <text:p>Pcl, Demand Decomposition, Gradien Objectve Estimate Coordination</text:p>
                <draw:g>
                  <svg:desc>'Small Network'.L43:'Small Network'.L43</svg:desc>
                </draw:g>
              </table:table-cell>
              <table:table-cell office:value-type="float" office:value="27.03">
                <text:p>27.03</text:p>
                <draw:g>
                  <svg:desc>'Small Network'.M43:'Small Network'.M43</svg:desc>
                </draw:g>
              </table:table-cell>
            </table:table-row>
            <table:table-row>
              <table:table-cell office:value-type="string">
                <text:p>Palt, Demand Decomposition, Gradien Objectve Estimate Coordination</text:p>
                <draw:g>
                  <svg:desc>'Small Network'.L49:'Small Network'.L49</svg:desc>
                </draw:g>
              </table:table-cell>
              <table:table-cell office:value-type="float" office:value="18.21">
                <text:p>18.21</text:p>
                <draw:g>
                  <svg:desc>'Small Network'.M49:'Small Network'.M49</svg:desc>
                </draw:g>
              </table:table-cell>
            </table:table-row>
            <table:table-row>
              <table:table-cell office:value-type="string">
                <text:p>Pcl, Subnetworks Decomposition, Proximal Cutting Planes Coordination</text:p>
                <draw:g>
                  <svg:desc>'Small Network'.L55:'Small Network'.L55</svg:desc>
                </draw:g>
              </table:table-cell>
              <table:table-cell office:value-type="float" office:value="1881.462">
                <text:p>1881.462</text:p>
                <draw:g>
                  <svg:desc>'Small Network'.M55:'Small Network'.M55</svg:desc>
                </draw:g>
              </table:table-cell>
            </table:table-row>
            <table:table-row>
              <table:table-cell office:value-type="string">
                <text:p>Palt, Subnetworks Decomposition, Proximal Cutting Planes Coordination</text:p>
                <draw:g>
                  <svg:desc>'Small Network'.L61:'Small Network'.L61</svg:desc>
                </draw:g>
              </table:table-cell>
              <table:table-cell office:value-type="float" office:value="166.932">
                <text:p>166.932</text:p>
                <draw:g>
                  <svg:desc>'Small Network'.M61:'Small Network'.M61</svg:desc>
                </draw:g>
              </table:table-cell>
            </table:table-row>
            <table:table-row>
              <table:table-cell office:value-type="string">
                <text:p>Pcl, Subnetworks Decomposition, Gradien Objectve Estimate Coordination</text:p>
                <draw:g>
                  <svg:desc>'Small Network'.L67:'Small Network'.L67</svg:desc>
                </draw:g>
              </table:table-cell>
              <table:table-cell office:value-type="float" office:value="656.204">
                <text:p>656.204</text:p>
                <draw:g>
                  <svg:desc>'Small Network'.M67:'Small Network'.M67</svg:desc>
                </draw:g>
              </table:table-cell>
            </table:table-row>
            <table:table-row>
              <table:table-cell office:value-type="string">
                <text:p>Palt, Subnetworks Decomposition, Gradien Objectve Estimate Coordination</text:p>
                <draw:g>
                  <svg:desc>'Small Network'.L73:'Small Network'.L73</svg:desc>
                </draw:g>
              </table:table-cell>
              <table:table-cell office:value-type="float" office:value="128.092">
                <text:p>128.092</text:p>
                <draw:g>
                  <svg:desc>'Small Network'.M73:'Small Network'.M73</svg:desc>
                </draw:g>
              </table:table-cell>
            </table:table-row>
            <table:table-row>
              <table:table-cell office:value-type="string">
                <text:p>Pcl, Var. Separating  Decomposition, Proximal Cutting Planes Coordination</text:p>
                <draw:g>
                  <svg:desc>'Small Network'.L79:'Small Network'.L79</svg:desc>
                </draw:g>
              </table:table-cell>
              <table:table-cell office:value-type="float" office:value="15.128">
                <text:p>15.128</text:p>
                <draw:g>
                  <svg:desc>'Small Network'.M79:'Small Network'.M79</svg:desc>
                </draw:g>
              </table:table-cell>
            </table:table-row>
            <table:table-row>
              <table:table-cell office:value-type="string">
                <text:p>Palt, Var. Separating  Decomposition, Proximal Cutting Planes Coordination</text:p>
                <draw:g>
                  <svg:desc>'Small Network'.L85:'Small Network'.L85</svg:desc>
                </draw:g>
              </table:table-cell>
              <table:table-cell office:value-type="float" office:value="14.336">
                <text:p>14.336</text:p>
                <draw:g>
                  <svg:desc>'Small Network'.M85:'Small Network'.M85</svg:desc>
                </draw:g>
              </table:table-cell>
            </table:table-row>
            <table:table-row>
              <table:table-cell office:value-type="string">
                <text:p>Pcl, Var. Separating  Decomposition, Gradien Objectve Estimate Coordination</text:p>
                <draw:g>
                  <svg:desc>'Small Network'.L91:'Small Network'.L91</svg:desc>
                </draw:g>
              </table:table-cell>
              <table:table-cell office:value-type="float" office:value="4.182">
                <text:p>4.182</text:p>
                <draw:g>
                  <svg:desc>'Small Network'.M91:'Small Network'.M91</svg:desc>
                </draw:g>
              </table:table-cell>
            </table:table-row>
            <table:table-row>
              <table:table-cell office:value-type="string">
                <text:p>Palt, Var. Separating  Decomposition, Gradien Objectve Estimate Coordination</text:p>
                <draw:g>
                  <svg:desc>'Small Network'.L97:'Small Network'.L97</svg:desc>
                </draw:g>
              </table:table-cell>
              <table:table-cell office:value-type="float" office:value="1.966">
                <text:p>1.966</text:p>
                <draw:g>
                  <svg:desc>'Small Network'.M97:'Small Network'.M97</svg:desc>
                </draw:g>
              </table:table-cell>
            </table:table-row>
            <table:table-row>
              <table:table-cell office:value-type="string">
                <text:p>Dijkstra algorithm based heuristic</text:p>
                <draw:g>
                  <svg:desc>'Small Network'.L109:'Small Network'.L109</svg:desc>
                </draw:g>
              </table:table-cell>
              <table:table-cell office:value-type="float" office:value="4.626">
                <text:p>4.626</text:p>
                <draw:g>
                  <svg:desc>'Small Network'.M109:'Small Network'.M10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